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alibri" svg:font-family="Calibri, Calibri" style:font-family-generic="swiss"/>
    <style:font-face style:name="Courier 10 Pitch" svg:font-family="'Courier 10 Pitch'" style:font-adornments="Standard" style:font-pitch="fixed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 style:writing-mode="lr-tb"/>
    </style:style>
    <style:style style:name="Tabelle1.A" style:family="table-column">
      <style:table-column-properties style:column-width="13.887cm" style:rel-column-width="53533*"/>
    </style:style>
    <style:style style:name="Tabelle1.B" style:family="table-column">
      <style:table-column-properties style:column-width="3.113cm" style:rel-column-width="12002*"/>
    </style:style>
    <style:style style:name="Tabelle1.1" style:family="table-row">
      <style:table-row-properties style:min-row-height="0.423cm" fo:keep-together="auto"/>
    </style:style>
    <style:style style:name="Tabelle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le1.B1" style:family="table-cell">
      <style:table-cell-properties fo:padding-left="0.191cm" fo:padding-right="0.191cm" fo:padding-top="0cm" fo:padding-bottom="0cm" fo:border="0.5pt solid #000000"/>
    </style:style>
    <style:style style:name="Tabelle1.2" style:family="table-row">
      <style:table-row-properties style:min-row-height="6.175cm" fo:keep-together="auto"/>
    </style:style>
    <style:style style:name="Tabelle1.A2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le1.B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Preformatted_20_Text">
      <style:text-properties fo:font-variant="normal" fo:text-transform="none" fo:color="#000000" fo:letter-spacing="normal" fo:font-style="normal" fo:font-weight="normal"/>
    </style:style>
    <style:style style:name="P2" style:family="paragraph" style:parent-style-name="code">
      <style:text-properties fo:color="#0000ff" fo:font-weight="bold" style:font-weight-asian="bold" style:font-weight-complex="bold"/>
    </style:style>
    <style:style style:name="P3" style:family="paragraph" style:parent-style-name="code">
      <style:text-properties fo:color="#0000ff" fo:font-weight="bold" officeooo:rsid="0014cb4d" officeooo:paragraph-rsid="0014cb4d" style:font-weight-asian="bold" style:font-weight-complex="bold"/>
    </style:style>
    <style:style style:name="P4" style:family="paragraph" style:parent-style-name="code">
      <style:text-properties fo:color="#0000ff" fo:font-weight="bold" officeooo:rsid="00187fd5" style:font-weight-asian="bold" style:font-weight-complex="bold"/>
    </style:style>
    <style:style style:name="P5" style:family="paragraph" style:parent-style-name="code">
      <style:text-properties fo:font-weight="bold" style:font-weight-asian="bold" style:font-weight-complex="bold"/>
    </style:style>
    <style:style style:name="P6" style:family="paragraph" style:parent-style-name="code">
      <style:text-properties fo:color="#ff0000" fo:font-weight="bold" style:font-weight-asian="bold" style:font-weight-complex="bold"/>
    </style:style>
    <style:style style:name="P7" style:family="paragraph" style:parent-style-name="code">
      <style:paragraph-properties>
        <style:tab-stops>
          <style:tab-stop style:position="10.13cm"/>
        </style:tab-stops>
      </style:paragraph-properties>
    </style:style>
    <style:style style:name="P8" style:family="paragraph" style:parent-style-name="code">
      <style:text-properties fo:font-weight="normal" style:font-weight-asian="normal" style:font-weight-complex="normal"/>
    </style:style>
    <style:style style:name="P9" style:family="paragraph" style:parent-style-name="code">
      <style:text-properties officeooo:rsid="0014cb4d" officeooo:paragraph-rsid="0014cb4d"/>
    </style:style>
    <style:style style:name="P10" style:family="paragraph" style:parent-style-name="Text_20_body">
      <style:text-properties fo:font-variant="normal" fo:text-transform="none" fo:color="#333333" style:text-line-through-style="none" style:font-name="Arial1" fo:font-size="10.3000001907349pt" fo:letter-spacing="normal" fo:font-style="normal" style:text-underline-style="none" fo:font-weight="normal" style:text-blinking="false"/>
    </style:style>
    <style:style style:name="P11" style:family="paragraph" style:parent-style-name="Text_20_body">
      <style:text-properties fo:font-variant="normal" fo:text-transform="none" fo:color="#333333" style:text-line-through-style="none" style:font-name="Arial1" fo:font-size="15.4499998092651pt" fo:letter-spacing="normal" fo:font-style="normal" style:text-underline-style="none" fo:font-weight="normal" style:text-blinking="false"/>
    </style:style>
    <style:style style:name="P12" style:family="paragraph" style:parent-style-name="Text_20_body">
      <style:text-properties officeooo:rsid="001affe1" officeooo:paragraph-rsid="001affe1"/>
    </style:style>
    <style:style style:name="P13" style:family="paragraph" style:parent-style-name="Text_20_body">
      <style:text-properties officeooo:rsid="001e8a5e" officeooo:paragraph-rsid="001e8a5e"/>
    </style:style>
    <style:style style:name="P14" style:family="paragraph" style:parent-style-name="Text_20_body">
      <style:text-properties fo:font-weight="bold" style:font-weight-asian="bold" style:font-weight-complex="bold"/>
    </style:style>
    <style:style style:name="P15" style:family="paragraph" style:parent-style-name="Standard">
      <style:text-properties officeooo:rsid="001ccf25" officeooo:paragraph-rsid="001ccf25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9" style:family="paragraph" style:parent-style-name="Standard" style:list-style-name="List_20_3"/>
    <style:style style:name="P20" style:family="paragraph" style:parent-style-name="Standard">
      <style:text-properties officeooo:paragraph-rsid="00296d1a"/>
    </style:style>
    <style:style style:name="P21" style:family="paragraph" style:parent-style-name="Text_20_body" style:list-style-name="List_20_3"/>
    <style:style style:name="P22" style:family="paragraph" style:parent-style-name="Text_20_body" style:list-style-name="List_20_3">
      <style:text-properties officeooo:paragraph-rsid="00270dae"/>
    </style:style>
    <style:style style:name="P23" style:family="paragraph" style:parent-style-name="Text_20_body" style:list-style-name="List_20_3">
      <style:text-properties fo:color="#0000ff" fo:font-weight="bold" style:font-weight-asian="bold" style:font-weight-complex="bold"/>
    </style:style>
    <style:style style:name="P24" style:family="paragraph" style:parent-style-name="Text_20_body" style:list-style-name="List_20_3">
      <style:text-properties fo:font-weight="bold" style:font-weight-asian="bold" style:font-weight-complex="bold"/>
    </style:style>
    <style:style style:name="P25" style:family="paragraph" style:parent-style-name="Text_20_body" style:list-style-name="L2">
      <style:text-properties fo:font-weight="bold" officeooo:paragraph-rsid="001feaf4" style:font-weight-asian="bold" style:font-weight-complex="bold"/>
    </style:style>
    <style:style style:name="P26" style:family="paragraph" style:parent-style-name="Text_20_body" style:list-style-name="L3">
      <style:text-properties fo:font-weight="bold" style:font-weight-asian="bold" style:font-weight-complex="bold"/>
    </style:style>
    <style:style style:name="P27" style:family="paragraph" style:parent-style-name="Text_20_body" style:list-style-name="L1">
      <style:text-properties officeooo:paragraph-rsid="00270dae"/>
    </style:style>
    <style:style style:name="P28" style:family="paragraph" style:parent-style-name="merke" style:list-style-name="List_20_3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/>
    </style:style>
    <style:style style:name="T3" style:family="text">
      <style:text-properties fo:font-style="normal" fo:font-weight="bold" style:font-weight-asian="bold" style:font-weight-complex="bold"/>
    </style:style>
    <style:style style:name="T4" style:family="text">
      <style:text-properties fo:color="#0000ff"/>
    </style:style>
    <style:style style:name="T5" style:family="text">
      <style:text-properties fo:color="#0000ff" fo:font-weight="bold" style:font-weight-asian="bold" style:font-weight-complex="bold"/>
    </style:style>
    <style:style style:name="T6" style:family="text">
      <style:text-properties fo:color="#0000ff" fo:font-weight="bold" fo:background-color="#ffff00" style:font-weight-asian="bold" style:font-weight-complex="bold"/>
    </style:style>
    <style:style style:name="T7" style:family="text">
      <style:text-properties fo:color="#0000ff" fo:font-weight="bold" fo:background-color="transparent" style:font-weight-asian="bold" style:font-weight-complex="bold"/>
    </style:style>
    <style:style style:name="T8" style:family="text">
      <style:text-properties fo:color="#0000ff" fo:font-style="normal" fo:font-weight="bold" style:font-weight-asian="bold" style:font-weight-complex="bold"/>
    </style:style>
    <style:style style:name="T9" style:family="text">
      <style:text-properties fo:color="#0000ff"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4cb4d" style:font-weight-asian="bold" style:font-weight-complex="bold"/>
    </style:style>
    <style:style style:name="T12" style:family="text">
      <style:text-properties fo:font-weight="bold" fo:background-color="#ffff00" style:font-weight-asian="bold" style:font-weight-complex="bold"/>
    </style:style>
    <style:style style:name="T13" style:family="text">
      <style:text-properties fo:color="#000000" style:text-line-through-style="none" style:font-name="Calibri" fo:font-size="14pt" style:text-underline-style="none" style:font-name-asian="Calibri" style:font-size-asian="14pt" style:font-name-complex="Calibri" style:font-size-complex="14pt"/>
    </style:style>
    <style:style style:name="T14" style:family="text">
      <style:text-properties fo:color="#000000" style:text-line-through-style="none" style:font-name="Calibri" fo:font-size="14pt" style:text-underline-style="none" fo:font-weight="normal" style:font-name-asian="Calibri" style:font-size-asian="14pt" style:font-weight-asian="normal" style:font-name-complex="Calibri" style:font-size-complex="14pt" style:font-weight-complex="normal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color="#000000" fo:font-weight="bold" fo:background-color="#ffff00" style:font-weight-asian="bold" style:font-weight-complex="bold"/>
    </style:style>
    <style:style style:name="T17" style:family="text">
      <style:text-properties fo:color="#000000" fo:font-weight="normal" style:font-weight-asian="normal" style:font-weight-complex="normal"/>
    </style:style>
    <style:style style:name="T18" style:family="text">
      <style:text-properties fo:color="#ff0000" fo:font-weight="bold" style:font-weight-asian="bold" style:font-weight-complex="bold"/>
    </style:style>
    <style:style style:name="T19" style:family="text">
      <style:text-properties fo:color="#ff0000" fo:font-weight="bold" fo:background-color="#ffff00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background-color="#ffff00"/>
    </style:style>
    <style:style style:name="T22" style:family="text">
      <style:text-properties officeooo:rsid="001734bf" fo:background-color="#ffff00"/>
    </style:style>
    <style:style style:name="T23" style:family="text">
      <style:text-properties officeooo:rsid="00187fd5" fo:background-color="#ffff00"/>
    </style:style>
    <style:style style:name="T24" style:family="text">
      <style:text-properties officeooo:rsid="00270dae" fo:background-color="#ffff00"/>
    </style:style>
    <style:style style:name="T25" style:family="text">
      <style:text-properties officeooo:rsid="001734bf"/>
    </style:style>
    <style:style style:name="T26" style:family="text">
      <style:text-properties officeooo:rsid="00187fd5"/>
    </style:style>
    <style:style style:name="T27" style:family="text">
      <style:text-properties fo:color="#ff00ff"/>
    </style:style>
    <style:style style:name="T28" style:family="text">
      <style:text-properties fo:color="#ff00ff" fo:font-weight="bold" style:font-weight-asian="bold" style:font-weight-complex="bold"/>
    </style:style>
    <style:style style:name="T29" style:family="text">
      <style:text-properties officeooo:rsid="0018cdec"/>
    </style:style>
    <style:style style:name="T30" style:family="text">
      <style:text-properties officeooo:rsid="001affe1"/>
    </style:style>
    <style:style style:name="T31" style:family="text">
      <style:text-properties officeooo:rsid="001c5e47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officeooo:rsid="00254ba6"/>
    </style:style>
    <style:style style:name="T34" style:family="text">
      <style:text-properties officeooo:rsid="00270dae"/>
    </style:style>
    <style:style style:name="T35" style:family="text">
      <style:text-properties officeooo:rsid="002b3298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16"><text:a xlink:type="simple" xlink:href="#__RefHeading__1682_1125810031" text:style-name="Internet_20_link" text:visited-style-name="Internet_20_link">1. </text:a>Die C++11 Erweiterungen<text:tab/>1</text:p>
          <text:p text:style-name="P17"><text:a xlink:type="simple" xlink:href="#__RefHeading__1684_1125810031" text:style-name="Internet_20_link" text:visited-style-name="Internet_20_link">1.1. </text:a>Ziele<text:tab/>1</text:p>
          <text:p text:style-name="P17"><text:a xlink:type="simple" xlink:href="#__RefHeading__2256_924296224" text:style-name="Internet_20_link" text:visited-style-name="Internet_20_link">1.2. </text:a>Zum Stand der Implementierung von C++11<text:tab/>1</text:p>
          <text:p text:style-name="P17"><text:a xlink:type="simple" xlink:href="#__RefHeading__2162_924296224" text:style-name="Internet_20_link" text:visited-style-name="Internet_20_link">1.3. </text:a>Type - Informationen<text:tab/>2</text:p>
          <text:p text:style-name="P18"><text:a xlink:type="simple" xlink:href="#__RefHeading__1686_1125810031" text:style-name="Internet_20_link" text:visited-style-name="Internet_20_link">1.3.1. </text:a>Standard-Datentypen<text:tab/>2</text:p>
          <text:p text:style-name="P18"><text:a xlink:type="simple" xlink:href="#__RefHeading__2122_924296224" text:style-name="Internet_20_link" text:visited-style-name="Internet_20_link">1.3.2. </text:a>Type traits – Typmerkmale<text:tab/>3</text:p>
          <text:p text:style-name="P18"><text:a xlink:type="simple" xlink:href="#__RefHeading__2150_924296224" text:style-name="Internet_20_link" text:visited-style-name="Internet_20_link">1.3.3. </text:a>Initialisierungen bei C++11<text:tab/>3</text:p>
          <text:p text:style-name="P18"><text:a xlink:type="simple" xlink:href="#__RefHeading__2148_924296224" text:style-name="Internet_20_link" text:visited-style-name="Internet_20_link">1.3.4. </text:a>std::string<text:tab/>5</text:p>
          <text:p text:style-name="P18"><text:a xlink:type="simple" xlink:href="#__RefHeading__1688_1125810031" text:style-name="Internet_20_link" text:visited-style-name="Internet_20_link">1.3.5. </text:a>auto und decltype<text:tab/>5</text:p>
          <text:p text:style-name="P18"><text:a xlink:type="simple" xlink:href="#__RefHeading__2164_924296224" text:style-name="Internet_20_link" text:visited-style-name="Internet_20_link">1.3.6. </text:a>Strongly typed enums<text:tab/>7</text:p>
          <text:p text:style-name="P18"><text:a xlink:type="simple" xlink:href="#__RefHeading__1692_1125810031" text:style-name="Internet_20_link" text:visited-style-name="Internet_20_link">1.3.7. </text:a>nullptr<text:tab/>7</text:p>
          <text:p text:style-name="P17"><text:a xlink:type="simple" xlink:href="#__RefHeading__2166_924296224" text:style-name="Internet_20_link" text:visited-style-name="Internet_20_link">1.4. </text:a>Kontrollsteuerungen<text:tab/>8</text:p>
          <text:p text:style-name="P18"><text:a xlink:type="simple" xlink:href="#__RefHeading__1757_559735747" text:style-name="Internet_20_link" text:visited-style-name="Internet_20_link">1.4.1. </text:a>Range for-loops, std::begin, std::end<text:tab/>8</text:p>
          <text:p text:style-name="P18"><text:a xlink:type="simple" xlink:href="#__RefHeading__1917_559735747" text:style-name="Internet_20_link" text:visited-style-name="Internet_20_link">1.4.2. </text:a>Lambda Expressions<text:tab/>9</text:p>
          <text:p text:style-name="P17"><text:a xlink:type="simple" xlink:href="#__RefHeading__2168_924296224" text:style-name="Internet_20_link" text:visited-style-name="Internet_20_link">1.5. </text:a>Klassen-Informationen<text:tab/>10</text:p>
          <text:p text:style-name="P18"><text:a xlink:type="simple" xlink:href="#__RefHeading__1911_559735747" text:style-name="Internet_20_link" text:visited-style-name="Internet_20_link">1.5.1. </text:a>Override and final<text:tab/>10</text:p>
          <text:p text:style-name="P18"><text:a xlink:type="simple" xlink:href="#__RefHeading__3261_675870947" text:style-name="Internet_20_link" text:visited-style-name="Internet_20_link">1.5.2. </text:a>Delete und default Funktionen<text:tab/>12</text:p>
          <text:p text:style-name="P18"><text:a xlink:type="simple" xlink:href="#__RefHeading__2218_675870947" text:style-name="Internet_20_link" text:visited-style-name="Internet_20_link">1.5.3. </text:a>Move Semantik – eine Optimierung der Copy Semantik<text:tab/>13</text:p>
          <text:p text:style-name="P17"><text:a xlink:type="simple" xlink:href="#__RefHeading__1915_559735747" text:style-name="Internet_20_link" text:visited-style-name="Internet_20_link">1.6. </text:a>Smart Pointers<text:tab/>17</text:p>
          <text:p text:style-name="P17"><text:a xlink:type="simple" xlink:href="#__RefHeading__3263_675870947" text:style-name="Internet_20_link" text:visited-style-name="Internet_20_link">1.7. </text:a>C++11 STL<text:tab/>19</text:p>
          <text:p text:style-name="P18"><text:a xlink:type="simple" xlink:href="#__RefHeading__9465_77731502" text:style-name="Internet_20_link" text:visited-style-name="Internet_20_link">1.7.1. </text:a>std::regex<text:tab/>19</text:p>
          <text:p text:style-name="P18"><text:a xlink:type="simple" xlink:href="#__RefHeading__9467_77731502" text:style-name="Internet_20_link" text:visited-style-name="Internet_20_link">1.7.2. </text:a>std::chrono<text:tab/>19</text:p>
          <text:p text:style-name="P18"><text:a xlink:type="simple" xlink:href="#__RefHeading__9469_77731502" text:style-name="Internet_20_link" text:visited-style-name="Internet_20_link">1.7.3. </text:a>+STL-Algorithmen<text:tab/>20</text:p>
          <text:p text:style-name="P17"><text:a xlink:type="simple" xlink:href="#__RefHeading__3267_675870947" text:style-name="Internet_20_link" text:visited-style-name="Internet_20_link">1.8. </text:a>Threading<text:tab/>20</text:p>
        </text:index-body>
      </text:table-of-content>
      <text:p text:style-name="Text_20_body"/>
      <text:h text:style-name="Heading_20_1" text:outline-level="1" text:restart-numbering="true" text:start-value="-1"><text:bookmark-start text:name="__RefHeading__1682_1125810031"/>Die C++11 Erweiterungen<text:bookmark-end text:name="__RefHeading__1682_1125810031"/></text:h>
      <text:h text:style-name="Heading_20_2" text:outline-level="2"><text:bookmark-start text:name="__RefHeading__1684_1125810031"/>Ziele<text:bookmark-end text:name="__RefHeading__1684_1125810031"/></text:h>
      <text:list xml:id="list1344108306204400396" text:style-name="List_20_3">
        <text:list-item>
          <text:p text:style-name="P21">Die wichtigsten C++11 Erweiterungen anwenden können.</text:p>
        </text:list-item>
        <text:list-item>
          <text:p text:style-name="P21">Quellen</text:p>
          <text:list>
            <text:list-item>
              <text:p text:style-name="P21"><text:a xlink:type="simple" xlink:href="http://blog.smartbear.com/c-plus-plus/the-biggest-changes-in-c11-and-why-you-should-care/">http://blog.smartbear.com/c-plus-plus/the-biggest-changes-in-c11-and-why-you-should-care/</text:a> (Danny Kalev: 1.7.2013)</text:p>
            </text:list-item>
            <text:list-item>
              <text:p text:style-name="P21"><text:a xlink:type="simple" xlink:href="http://www.codeproject.com/Articles/570638/Ten-Cplusplus11-Features-Every-Cplusplus-Developer">http://www.codeproject.com/Articles/570638/Ten-Cplusplus11-Features-Every-Cplusplus-Developer</text:a> (Marius Bancila 1.7.2013)</text:p>
            </text:list-item>
            <text:list-item>
              <text:p text:style-name="P21"><text:a xlink:type="simple" xlink:href="http://www.stroustrup.com/C++11FAQ.html">http://www.stroustrup.com/C++11FAQ.html</text:a> (Stroustrup, 7.9.2013)</text:p>
            </text:list-item>
            <text:list-item>
              <text:p text:style-name="P21"><text:a xlink:type="simple" xlink:href="http://en.wikipedia.org/wiki/C%2B%2B11">http://en.wikipedia.org/wiki/C%2B%2B11</text:a> </text:p>
            </text:list-item>
            <text:list-item>
              <text:p text:style-name="P21"><text:a xlink:type="simple" xlink:href="http://en.cppreference.com/w/cpp">http://en.cppreference.com/w/cpp</text:a></text:p>
            </text:list-item>
            <text:list-item>
              <text:p text:style-name="P21"><text:a xlink:type="simple" xlink:href="http://dl.dropboxusercontent.com/u/13100941/C%2B%2B11.pdf">http://dl.dropboxusercontent.com/u/13100941/C%2B%2B11.pdf</text:a> (Alex Sinyakov, Software Engineer at AMC Bridge, 7.9.2013 )</text:p>
            </text:list-item>
          </text:list>
        </text:list-item>
      </text:list>
      <text:p text:style-name="Text_20_body"/>
      <text:h text:style-name="Heading_20_2" text:outline-level="2"><text:bookmark-start text:name="__RefHeading__2256_924296224"/>Zum Stand der Implementierung von C++11<text:bookmark-end text:name="__RefHeading__2256_924296224"/></text:h>
      <text:p text:style-name="Text_20_body">C++ wurde 2003 überarbeitet und das Ergebnis wurde TR1 (Library Technical Library Report 1) genannt. <text:a xlink:type="simple" xlink:href="http://en.wikipedia.org/wiki/C%2B%2B_Technical_Report_1">http://en.wikipedia.org/wiki/C%2B%2B_Technical_Report_1</text:a> </text:p>
      <text:p text:style-name="Text_20_body"/>
      <text:p text:style-name="Text_20_body"><text:soft-page-break/>C++ wurde auch 2005 überarbeitet und das Ergebnis wurde TR2 (Library Technical Libraray Report 2) genannt. </text:p>
      <text:p text:style-name="Text_20_body"/>
      <text:p text:style-name="Text_20_body">Die verschiedenen Kompilerhersteller orientierten sich an diesen beiden Reports.</text:p>
      <text:p text:style-name="Text_20_body">Bei der C++11 Standardisierung wurden wesentliche Teile aus TR1 und TR2 übernommen.</text:p>
      <text:p text:style-name="Text_20_body"/>
      <text:p text:style-name="Text_20_body">Die derzeitigen Compiler und C++-Libraries unterstützen derzeit nur teilweise den C++11 Standard. Oft muss deshalb auf and. Bibliotheken (meist die Boost-Library) ausgewichen werden.</text:p>
      <text:p text:style-name="Text_20_body"/>
      <text:p text:style-name="Text_20_body">Siehe auch: <text:a xlink:type="simple" xlink:href="http://www.stroustrup.com/C++11FAQ.html#when-libraries">http://www.stroustrup.com/C++11FAQ.html#when-libraries</text:a></text:p>
      <text:p text:style-name="Text_20_body"/>
      <text:p text:style-name="Text_20_body">Verwenden Sie zB:</text:p>
      <text:p text:style-name="Text_20_body">g++ <text:span text:style-name="T12">-std=c++11</text:span> hallo.cpp -ohallo.exe</text:p>
      <text:p text:style-name="Text_20_body"/>
      <text:h text:style-name="Heading_20_2" text:outline-level="2"><text:bookmark-start text:name="__RefHeading__2162_924296224"/>Type - Informationen<text:bookmark-end text:name="__RefHeading__2162_924296224"/></text:h>
      <text:h text:style-name="Heading_20_3" text:outline-level="3"><text:bookmark-start text:name="__RefHeading__1686_1125810031"/>Standard-Datentypen<text:bookmark-end text:name="__RefHeading__1686_1125810031"/></text:h>
      <text:p text:style-name="Text_20_body">C++11 unterstützt nun:</text:p>
      <text:list xml:id="list140126644667980" text:continue-numbering="true" text:style-name="List_20_3">
        <text:list-item>
          <text:p text:style-name="P21">i<text:span text:style-name="T5">nt8_t<text:line-break/>uint8_t</text:span></text:p>
        </text:list-item>
        <text:list-item>
          <text:p text:style-name="P23">int16_t<text:line-break/>uint16_t</text:p>
        </text:list-item>
        <text:list-item>
          <text:p text:style-name="P23">int32_t<text:line-break/>uint32_t</text:p>
        </text:list-item>
        <text:list-item>
          <text:p text:style-name="P23">int64_t<text:line-break/>uint64_t</text:p>
        </text:list-item>
      </text:list>
      <text:p text:style-name="Standard"/>
      <text:p text:style-name="Standard">String Literale C++11:</text:p>
      <text:list xml:id="list140127931831986" text:continue-numbering="true" text:style-name="List_20_3">
        <text:list-header>
          <text:p text:style-name="P19"/>
        </text:list-header>
      </text:list>
      <text:p text:style-name="code">string test=<text:span text:style-name="T5">R"(</text:span>C:\A\B\C\D\file1.txt<text:span text:style-name="T5">)"</text:span>;</text:p>
      <text:p text:style-name="code"/>
      <text:p text:style-name="code">cout &lt;&lt; test &lt;&lt; endl;</text:p>
      <text:p text:style-name="Standard">C:\A\B\C\D\file1.txt</text:p>
      <text:p text:style-name="Standard"/>
      <text:p text:style-name="code">string test;</text:p>
      <text:p text:style-name="code">test = <text:span text:style-name="T5">R"(</text:span>First Line.\nSecond line.\nThird Line.\n<text:span text:style-name="T5">)"</text:span>;</text:p>
      <text:p text:style-name="code"/>
      <text:p text:style-name="code">cout &lt;&lt; test &lt;&lt; endl;</text:p>
      <text:p text:style-name="Standard">First Line.\nSecond line.\nThird Line.\n</text:p>
      <text:p text:style-name="Standard"/>
      <text:p text:style-name="code">string test =</text:p>
      <text:p text:style-name="P2">R"(First Line.</text:p>
      <text:p text:style-name="P2">Second line.</text:p>
      <text:p text:style-name="code"><text:span text:style-name="T5">Third Line.)"</text:span>;</text:p>
      <text:p text:style-name="code"/>
      <text:p text:style-name="code"><text:soft-page-break/>cout &lt;&lt; test &lt;&lt; endl;</text:p>
      <text:p text:style-name="Standard">First Line.</text:p>
      <text:p text:style-name="Standard">Second line.</text:p>
      <text:p text:style-name="Standard">Third Line.</text:p>
      <text:p text:style-name="Standard"/>
      <text:p text:style-name="Standard"/>
      <text:h text:style-name="Heading_20_3" text:outline-level="3"><text:bookmark-start text:name="__RefHeading__2122_924296224"/>Type traits – Typmerkmale<text:bookmark-end text:name="__RefHeading__2122_924296224"/></text:h>
      <text:p text:style-name="P12">Typmerkmale zur Laufzeit abfragen.</text:p>
      <text:p text:style-name="Default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Standard">C++11 </text:p>
          </table:table-cell>
          <table:table-cell table:style-name="Tabelle1.B1" office:value-type="string">
            <text:p text:style-name="Standard">Output </text:p>
          </table:table-cell>
        </table:table-row>
        <table:table-row table:style-name="Tabelle1.2">
          <table:table-cell table:style-name="Tabelle1.A2" office:value-type="string">
            <text:p text:style-name="code">// <text:s/>type_traits.cpp</text:p>
            <text:p text:style-name="code">// g++ -std=c++1 type_traits.cpp -o <text:s/>type_traits.exe<text:line-break/></text:p>
            <text:p text:style-name="code">#include <text:span text:style-name="T6">&lt;type_traits&gt;</text:span> </text:p>
            <text:p text:style-name="code">#include &lt;iostream&gt; </text:p>
            <text:p text:style-name="code">using namespace std;<text:line-break/> </text:p>
            <text:p text:style-name="code">struct A { }; </text:p>
            <text:p text:style-name="code">struct B { virtual void f(){} }; </text:p>
            <text:p text:style-name="code">struct C : B {}; <text:span text:style-name="T14"><text:line-break/></text:span></text:p>
            <text:p text:style-name="code">int main(){ </text:p>
            <text:p text:style-name="code">cout &lt;&lt;"int:"&lt;&lt;<text:span text:style-name="T6">has</text:span><text:span text:style-name="T5">_virtual_destructor&lt;</text:span><text:span text:style-name="T18">int</text:span><text:span text:style-name="T5">&gt;::value</text:span>&lt;&lt;endl; </text:p>
            <text:p text:style-name="code">cout &lt;&lt; "int:"&lt;&lt; <text:span text:style-name="T6">is</text:span><text:span text:style-name="T5">_polymorphic&lt;</text:span><text:span text:style-name="T18">int</text:span><text:span text:style-name="T5">&gt;::value</text:span> &lt;&lt; endl; <text:line-break/></text:p>
            <text:p text:style-name="code">cout &lt;&lt; "A: " &lt;&lt; <text:span text:style-name="T6">is_polymorphic&lt;</text:span><text:span text:style-name="T19">A</text:span><text:span text:style-name="T6">&gt;::value</text:span> &lt;&lt; endl; </text:p>
            <text:p text:style-name="code">cout &lt;&lt; "B: " &lt;&lt; is_polymorphic&lt;B&gt;::value &lt;&lt; endl; </text:p>
            <text:p text:style-name="code">cout &lt;&lt; "C: " &lt;&lt; is_polymorphic&lt;C&gt;::value &lt;&lt; endl; <text:line-break/></text:p>
            <text:p text:style-name="code">typedef int <text:span text:style-name="T10">mytype</text:span>[][24][60]; </text:p>
            <text:p text:style-name="code">cout &lt;&lt; "(0 dim.): " &lt;&lt; <text:span text:style-name="T6">extent&lt;</text:span><text:span text:style-name="T16">mytype</text:span><text:span text:style-name="T6">,0&gt;::value</text:span> &lt;&lt; endl; </text:p>
            <text:p text:style-name="code">cout &lt;&lt; "(1 dim.): " &lt;&lt; extent&lt;mytype,1&gt;::value &lt;&lt; endl; </text:p>
            <text:p text:style-name="code">cout &lt;&lt; "(2 dim.): " &lt;&lt; extent&lt;mytype,2&gt;::value &lt;&lt; endl; </text:p>
            <text:p text:style-name="code">return 0; </text:p>
            <text:p text:style-name="code">} </text:p>
          </table:table-cell>
          <table:table-cell table:style-name="Tabelle1.B2" office:value-type="string">
            <text:p text:style-name="P20"><text:line-break/><text:line-break/><text:line-break/><text:line-break/><text:line-break/><text:line-break/><text:line-break/><text:line-break/><text:line-break/><text:line-break/><text:line-break/></text:p>
            <text:p text:style-name="P20"><text:line-break/>int:0 </text:p>
            <text:p text:style-name="Standard">int:0<text:line-break/> </text:p>
            <text:p text:style-name="Standard">A: 0 </text:p>
            <text:p text:style-name="Standard">B: 1 </text:p>
            <text:p text:style-name="Standard">C: 1 <text:span text:style-name="T13"><text:line-break/><text:line-break/></text:span></text:p>
            <text:p text:style-name="Standard">(0st dim.): 0 </text:p>
            <text:p text:style-name="Standard">(1st dim.): 24 </text:p>
            <text:p text:style-name="Standard">(2st dim.): 60 </text:p>
          </table:table-cell>
        </table:table-row>
      </table:table>
      <text:p text:style-name="Standard"/>
      <text:p text:style-name="Standard"/>
      <text:h text:style-name="Heading_20_3" text:outline-level="3"><text:bookmark-start text:name="__RefHeading__2150_924296224"/>Initialisierungen bei C++11<text:bookmark-end text:name="__RefHeading__2150_924296224"/></text:h>
      <text:p text:style-name="Text_20_body">C++11 regelt die verschiedenen Initialisierungen durch die Verwendung von <text:span text:style-name="T12">{}</text:span>.</text:p>
      <text:p text:style-name="code">class Foo{</text:p>
      <text:p text:style-name="code">private:</text:p>
      <text:p text:style-name="code"><text:tab/>int a;</text:p>
      <text:p text:style-name="code"><text:tab/>int b;</text:p>
      <text:p text:style-name="code">public:</text:p>
      <text:p text:style-name="code"><text:tab/>Foo(int i, int j);</text:p>
      <text:p text:style-name="code"><text:tab/>...</text:p>
      <text:p text:style-name="code">};</text:p>
      <text:p text:style-name="code"/>
      <text:p text:style-name="code"/>
      <text:p text:style-name="code"><text:span text:style-name="T5">Foo </text:span><text:span text:style-name="T6">aObj{0,0}</text:span>; //C++11 only. Equivalent to: C c(0,0);</text:p>
      <text:p text:style-name="code"><text:soft-page-break/></text:p>
      <text:p text:style-name="Preformatted_20_Text"/>
      <text:p text:style-name="P7">int* a = <text:span text:style-name="T5">new int[3] </text:span><text:span text:style-name="T6">{ 1, 2, 0 }</text:span>; //C++11 only</text:p>
      <text:p text:style-name="Preformatted_20_Text"/>
      <text:p text:style-name="Preformatted_20_Text"/>
      <text:p text:style-name="code">class Foo {</text:p>
      <text:p text:style-name="code"><text:s text:c="2"/>int a[4];</text:p>
      <text:p text:style-name="code">public:</text:p>
      <text:p text:style-name="code"><text:s text:c="2"/>Foo() : <text:span text:style-name="T6">a{1,2,3,4}</text:span> {} //C++11, member array initializer</text:p>
      <text:p text:style-name="code">};</text:p>
      <text:p text:style-name="code"/>
      <text:p text:style-name="Text_20_body"/>
      <text:p text:style-name="Text_20_body">Man braucht nun keine langen push_back() Aufrufe zur Initialisierung.</text:p>
      <text:p text:style-name="code"/>
      <text:p text:style-name="code">// C++11 container initializer</text:p>
      <text:p text:style-name="P2">vector&lt;string&gt; vs={ "first", "second", "third"};</text:p>
      <text:p text:style-name="code"/>
      <text:p text:style-name="Standard"/>
      <text:p text:style-name="code">map&lt;string,string&gt; singers ={ </text:p>
      <text:p text:style-name="P2"><text:tab/>{"Lady Gaga", "+1 (212) 555-7890"},</text:p>
      <text:p text:style-name="P2"><text:tab/>{"<text:span text:style-name="T30">Hansi</text:span> <text:span text:style-name="T30">Hinterwald</text:span>", "+1 (212) 555-0987"}</text:p>
      <text:p text:style-name="code">};</text:p>
      <text:p text:style-name="code"/>
      <text:p text:style-name="Text_20_body"/>
      <text:p text:style-name="Text_20_body">Es werden auch <text:span text:style-name="T10">In-Class Initialisierungen</text:span> von Membern erlaubt.</text:p>
      <text:p text:style-name="code">class Foo{</text:p>
      <text:p text:style-name="code"><text:s/><text:span text:style-name="T5">int </text:span><text:span text:style-name="T6">a=7</text:span><text:span text:style-name="T5">; <text:tab/></text:span><text:span text:style-name="T9">//C++11 only</text:span></text:p>
      <text:p text:style-name="code">public:</text:p>
      <text:p text:style-name="code"><text:s/>Foo();</text:p>
      <text:p text:style-name="code">};</text:p>
      <text:p text:style-name="code"/>
      <text:p text:style-name="Preformatted_20_Text"/>
      <text:p text:style-name="Preformatted_20_Text"/>
      <text:p text:style-name="Standard">Hier noch ein kleines Beispiel:</text:p>
      <text:p text:style-name="Preformatted_20_Text"/>
      <text:p text:style-name="P9">// init.cpp</text:p>
      <text:p text:style-name="P9">// g++ -std=c++11 init.cpp -o init.exe</text:p>
      <text:p text:style-name="P9"/>
      <text:p text:style-name="P9">#include &lt;iostream&gt;</text:p>
      <text:p text:style-name="P9">using namespace std;</text:p>
      <text:p text:style-name="P9"/>
      <text:p text:style-name="P9">int main(){</text:p>
      <text:p text:style-name="P3"><text:tab/>size_t count{0};</text:p>
      <text:p text:style-name="P3"><text:tab/>char c{};</text:p>
      <text:p text:style-name="P3"/>
      <text:p text:style-name="P9"><text:tab/>cout &lt;&lt; "Zeicheneingabe bis EOT (^Z or ^D):"&lt;&lt; endl;</text:p>
      <text:p text:style-name="P9"><text:tab/>while (std::cin &gt;&gt; c) </text:p>
      <text:p text:style-name="P9"><text:tab/><text:tab/>++count;</text:p>
      <text:p text:style-name="P9"/>
      <text:p text:style-name="P9"><text:tab/>std::cout &lt;&lt; count &lt;&lt; "\n";</text:p>
      <text:p text:style-name="P9"><text:tab/>return 0;</text:p>
      <text:p text:style-name="P9">}</text:p>
      <text:p text:style-name="Preformatted_20_Text"><text:soft-page-break/></text:p>
      <text:p text:style-name="Preformatted_20_Text"/>
      <text:p text:style-name="Preformatted_20_Text"/>
      <text:h text:style-name="Heading_20_3" text:outline-level="3"><text:bookmark-start text:name="__RefHeading__2148_924296224"/>std::string<text:bookmark-end text:name="__RefHeading__2148_924296224"/></text:h>
      <text:p text:style-name="P12">Typkonvertierungen bei string Objekten.<text:line-break/></text:p>
      <text:list xml:id="list140126468591437" text:continue-numbering="true" text:style-name="List_20_3">
        <text:list-item>
          <text:p text:style-name="P21"><text:span text:style-name="T11">v</text:span><text:span text:style-name="T10">orzeichenbehaftetet</text:span>:</text:p>
        </text:list-item>
      </text:list>
      <text:p text:style-name="Text_20_body">int <text:span text:style-name="T5">stoi</text:span>( const std::string&amp; str, size_t *pos = 0, int base = 10 );</text:p>
      <text:p text:style-name="Text_20_body">long <text:span text:style-name="T5">stol</text:span>( const std::string&amp; str, size_t *pos = 0, int base = 10 );</text:p>
      <text:p text:style-name="Text_20_body">long long <text:span text:style-name="T5">stoll</text:span>( const std::string&amp; str, size_t *pos = 0, int base = 10 );</text:p>
      <text:p text:style-name="Text_20_body"/>
      <text:list xml:id="list140127676226634" text:continue-numbering="true" text:style-name="List_20_3">
        <text:list-item>
          <text:p text:style-name="P21"><text:span text:style-name="T10">vorzeichenlos</text:span>:</text:p>
        </text:list-item>
      </text:list>
      <text:p text:style-name="Text_20_body">unsigned long <text:span text:style-name="T5">stoul</text:span>( const std::string&amp; str, size_t *pos = 0, int base = 10 );</text:p>
      <text:p text:style-name="Text_20_body">unsigned long long <text:span text:style-name="T5">stoull</text:span>( const std::string&amp; str, size_t *pos = 0, int base = 10 );</text:p>
      <text:p text:style-name="Text_20_body"/>
      <text:list xml:id="list140126985696054" text:continue-numbering="true" text:style-name="List_20_3">
        <text:list-item>
          <text:p text:style-name="P21"><text:span text:style-name="T10">Fließkommazahlen</text:span>:</text:p>
        </text:list-item>
      </text:list>
      <text:p text:style-name="Text_20_body">float <text:span text:style-name="T5">stof</text:span>( const std::string&amp; str, size_t *pos = 0 );</text:p>
      <text:p text:style-name="Text_20_body">double <text:span text:style-name="T5">stod</text:span>( const std::string&amp; str, size_t *pos = 0 );</text:p>
      <text:p text:style-name="Text_20_body">long double <text:span text:style-name="T5">stold</text:span>( const std::string&amp; str, size_t *pos = 0 );</text:p>
      <text:p text:style-name="Text_20_body"/>
      <text:p text:style-name="Text_20_body"/>
      <text:h text:style-name="Heading_20_3" text:outline-level="3"><text:bookmark-start text:name="__RefHeading__1688_1125810031"/>auto und decltype<text:bookmark-end text:name="__RefHeading__1688_1125810031"/></text:h>
      <text:p text:style-name="Text_20_body">In C++ müssen alle Variablen vor ihrer Verwendung deklariert werden, d.h. Es muss der Datentyp angeben werden.</text:p>
      <text:p text:style-name="Text_20_body"/>
      <text:p text:style-name="Text_20_body">C++11 erlaubt im Falle einer Initialisierung der V<text:span text:style-name="T30">a</text:span>riablen den Datentyp nicht explizit angeben zu müssen. Man verwendet das Schlüsselwort auto. Der Datentyp wird von der Initialisierung her bestimmt.</text:p>
      <text:p text:style-name="Text_20_body"/>
      <text:p text:style-name="code"><text:span text:style-name="T5">auto</text:span> i = 42; <text:s text:c="7"/>// i is an int</text:p>
      <text:p text:style-name="code"><text:span text:style-name="T5">auto</text:span> l = 42LL; <text:s text:c="5"/>// l is a long long</text:p>
      <text:p text:style-name="code"><text:span text:style-name="T5">auto</text:span> p = new foo(); // p is a foo*</text:p>
      <text:p text:style-name="Text_20_body"/>
      <text:p text:style-name="Text_20_body">Der eigentliche Vorteil dieser Methode ergibt sich bei der Verwendung von <text:span text:style-name="T10">Iteratoren</text:span> aus der STL.</text:p>
      <text:p text:style-name="P1"/>
      <text:p text:style-name="code">std::map&lt;std::string, std::vector&lt;int&gt;&gt; map;</text:p>
      <text:p text:style-name="code"/>
      <text:p text:style-name="code">for(<text:span text:style-name="T6">auto</text:span> it = map.begin(); it != map.end(); ++it){</text:p>
      <text:p text:style-name="code"><text:tab/>...</text:p>
      <text:p text:style-name="code">}</text:p>
      <text:p text:style-name="Text_20_body"/>
      <text:p text:style-name="Text_20_body">Hier noch ein weiteres Beispiel:</text:p>
      <text:p text:style-name="Text_20_body"><text:soft-page-break/></text:p>
      <text:p text:style-name="code">// alte Methode</text:p>
      <text:p text:style-name="code">void func(const vector&lt;int&gt; &amp;vi){</text:p>
      <text:p text:style-name="code"><text:tab/><text:span text:style-name="T10">vector&lt;int&gt;::const_iterator </text:span><text:span text:style-name="T18">ci</text:span>=vi.begin();</text:p>
      <text:p text:style-name="code">}</text:p>
      <text:p text:style-name="code"/>
      <text:p text:style-name="code">unter Verwendung von auto kann man folg. Schreiben:</text:p>
      <text:p text:style-name="code"/>
      <text:p text:style-name="code">// neue Methode</text:p>
      <text:p text:style-name="code">void func(const vector&lt;int&gt; &amp;vi){</text:p>
      <text:p text:style-name="code"><text:tab/><text:span text:style-name="T6">auto</text:span><text:span text:style-name="T5"> </text:span><text:span text:style-name="T18">ci</text:span><text:span text:style-name="T5">=</text:span><text:span text:style-name="T17">vi.begin()</text:span><text:span text:style-name="T5">;</text:span></text:p>
      <text:p text:style-name="code">}</text:p>
      <text:p text:style-name="Text_20_body"/>
      <text:p text:style-name="Text_20_body"/>
      <text:p text:style-name="Text_20_body">C++11 bietet auch die Möglichkeit <text:line-break/><text:line-break/><text:span text:style-name="T20">den</text:span><text:span text:style-name="T10"> Typ eines Objektes </text:span><text:span text:style-name="T20">oder ganzen Ausdruckes</text:span><text:span text:style-name="T10"> mit dem neuen Operator decltype zu erfragen</text:span>.</text:p>
      <text:p text:style-name="Text_20_body"><text:span text:style-name="T10">decltype</text:span> übernimmt einen Ausdruck und liefert seinen Typ:</text:p>
      <text:p text:style-name="Text_20_body"/>
      <text:p text:style-name="code">const vector&lt;int&gt; vi;</text:p>
      <text:p text:style-name="code"/>
      <text:p text:style-name="code">typedef <text:span text:style-name="T5">decltype</text:span> (vi.begin()) CONST_ITER;</text:p>
      <text:p text:style-name="code"/>
      <text:p text:style-name="code">CONST_ITER another_const_iterator;</text:p>
      <text:p text:style-name="Preformatted_20_Text"/>
      <text:p text:style-name="Text_20_body"/>
      <text:p text:style-name="Text_20_body">Bei Templates ist dies etwas schwierige<text:span text:style-name="T31">r</text:span>:</text:p>
      <text:p text:style-name="Text_20_body"/>
      <text:p text:style-name="Text_20_body">Um den Return-<text:span text:style-name="T35">T</text:span>yp zu ermitteln verwendet man decltype:</text:p>
      <text:p text:style-name="code">template&lt;class T, class U&gt;</text:p>
      <text:p text:style-name="code"><text:span text:style-name="T18">???</text:span> add(T x, U y)</text:p>
      <text:p text:style-name="P6">//return type???</text:p>
      <text:p text:style-name="code">{</text:p>
      <text:p text:style-name="code"><text:tab/>return x+y;</text:p>
      <text:p text:style-name="code">}</text:p>
      <text:p text:style-name="Text_20_body"/>
      <text:p text:style-name="Text_20_body">C++11:</text:p>
      <text:p text:style-name="code">template&lt;class T, class U&gt;</text:p>
      <text:p text:style-name="code"><text:span text:style-name="T5">auto</text:span> add(T x, U y) <text:span text:style-name="T5">-&gt; decltype(x+y)</text:span></text:p>
      <text:p text:style-name="code">{</text:p>
      <text:p text:style-name="code"><text:tab/>return x+y;</text:p>
      <text:p text:style-name="code">}</text:p>
      <text:p text:style-name="code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h text:style-name="Heading_20_3" text:outline-level="3"><text:bookmark-start text:name="__RefHeading__2164_924296224"/>Strongly typed enums<text:bookmark-end text:name="__RefHeading__2164_924296224"/></text:h>
      <text:p text:style-name="Standard">Enumerations können nun an einen bestimmten Scope/Gültigkeitsbereich mit der Angabe <text:span text:style-name="T10">enum class</text:span> gebunden werden.</text:p>
      <text:p text:style-name="Standard"/>
      <text:p text:style-name="Standard"/>
      <text:p text:style-name="code"><text:span text:style-name="T5">enum class</text:span> Options {None, One, All};</text:p>
      <text:p text:style-name="code">Options o = <text:span text:style-name="T12">Options</text:span><text:span text:style-name="T6">::</text:span>All;</text:p>
      <text:p text:style-name="code"/>
      <text:p text:style-name="Text_20_body"/>
      <text:p text:style-name="Standard"/>
      <text:p text:style-name="Standard"/>
      <text:h text:style-name="Heading_20_3" text:outline-level="3"><text:bookmark-start text:name="__RefHeading__1692_1125810031"/>nullptr<text:bookmark-end text:name="__RefHeading__1692_1125810031"/></text:h>
      <text:p text:style-name="Text_20_body">Man sollte statt des bisherigen NULL bzw. 0 für den sog. NULL-Pointer nun das Schlüsselwort nullptr verwenden.</text:p>
      <text:p text:style-name="Text_20_body">Es wird nun also bei einer irrtümlichen Verwendung des nullptr in Verbindung mit integer-Größen <text:span text:style-name="T10">ein Fehler generiert</text:span>.</text:p>
      <text:p text:style-name="P10"/>
      <text:p text:style-name="code">void f(int); <text:tab/>//#1</text:p>
      <text:p text:style-name="code">void f(char*);<text:tab/>//#2</text:p>
      <text:p text:style-name="code"/>
      <text:p text:style-name="code"/>
      <text:p text:style-name="code">// bisher besteht die Frage: Welche Funktion wird aufgerufen?</text:p>
      <text:p text:style-name="code">f(0); </text:p>
      <text:p text:style-name="code"/>
      <text:p text:style-name="code">// ab: C++11</text:p>
      <text:p text:style-name="code">f(<text:span text:style-name="T21">nullptr</text:span>)<text:tab/>// durch die Verwendung von nullptr ist klar definiert,</text:p>
      <text:p text:style-name="code"><text:tab/><text:tab/>// welche Funktion aufgerufen wird: → <text:s/>#2</text:p>
      <text:p text:style-name="Text_20_body"/>
      <text:p text:style-name="Text_20_body">nullptr kann für alle Arten v. Pointern verwendet werden: ( … inkl. function-pointer und pointers to members)</text:p>
      <text:p text:style-name="Text_20_body"/>
      <text:p text:style-name="code"/>
      <text:p text:style-name="code">const char* pc= str.c_str(); //data pointers</text:p>
      <text:p text:style-name="code">if (pc != <text:span text:style-name="T12">nullptr</text:span>)</text:p>
      <text:p text:style-name="code"><text:s text:c="2"/>cout&lt;&lt;pc&lt;&lt;endl;</text:p>
      <text:p text:style-name="code"/>
      <text:p text:style-name="code"/>
      <text:p text:style-name="code">void (*pmf)()=<text:span text:style-name="T10">nullptr</text:span>; //pointer to function</text:p>
      <text:p text:style-name="code"/>
      <text:p text:style-name="code">int (PERSON::*pmf)()=nullptr; //pointer to member function</text:p>
      <text:p text:style-name="code"/>
      <text:p text:style-name="Standard"/>
      <text:p text:style-name="Standard">nullptr kann zwar mit bool verwendet werden, nicht aber mit integer-Größen:</text:p>
      <text:p text:style-name="code"/>
      <text:p text:style-name="code">bool f = nullptr;</text:p>
      <text:p text:style-name="code">int i = nullptr; <text:tab/>// error: A native nullptr can only be </text:p>
      <text:p text:style-name="code"><text:tab/><text:tab/><text:tab/><text:tab/>//converted to bool</text:p>
      <text:p text:style-name="code"><text:soft-page-break/></text:p>
      <text:p text:style-name="Text_20_body"/>
      <text:p text:style-name="Text_20_body">siehe weiter unten:</text:p>
      <text:p text:style-name="Text_20_body">nullptr kann auch mit shared_ptr verwendet werden.</text:p>
      <text:p text:style-name="Text_20_body"/>
      <text:h text:style-name="Heading_20_2" text:outline-level="2"><text:bookmark-start text:name="__RefHeading__2166_924296224"/>Kontrollsteuerungen<text:bookmark-end text:name="__RefHeading__2166_924296224"/></text:h>
      <text:p text:style-name="Text_20_body"/>
      <text:h text:style-name="Heading_20_3" text:outline-level="3"><text:bookmark-start text:name="__RefHeading__1757_559735747"/>Range for-loops, std::begin, std::end<text:bookmark-end text:name="__RefHeading__1757_559735747"/></text:h>
      <text:p text:style-name="Text_20_body">Um über alle Elemente einer beliebigen Collection zu iterieren verwendet man nun das foreach-Paradigma. Man braucht sich also nicht um Iteratoren, Collection-Größe oder Indices kümmern.</text:p>
      <text:p text:style-name="Text_20_body">Beispiel1:</text:p>
      <text:p text:style-name="code">int arr[] = {1,2,3,4,5};</text:p>
      <text:p text:style-name="code"/>
      <text:p text:style-name="code"><text:span text:style-name="T5">for(int&amp; e : arr)</text:span>{</text:p>
      <text:p text:style-name="code"><text:s text:c="2"/><text:span text:style-name="T2">e = e*e;</text:span></text:p>
      <text:p text:style-name="code">}</text:p>
      <text:p text:style-name="code"/>
      <text:p text:style-name="Standard"/>
      <text:p text:style-name="Standard">Beispiel2:</text:p>
      <text:p text:style-name="P15">Was gibt das Programm aus?</text:p>
      <text:p text:style-name="P15"/>
      <text:p text:style-name="code">std::map&lt;std::string, std::vector&lt;int&gt;&gt; map;</text:p>
      <text:p text:style-name="code">std::vector&lt;int&gt; v;</text:p>
      <text:p text:style-name="code"/>
      <text:p text:style-name="code">v.push_back(1);</text:p>
      <text:p text:style-name="code">v.push_back(2);</text:p>
      <text:p text:style-name="code">v.push_back(3);</text:p>
      <text:p text:style-name="code"/>
      <text:p text:style-name="code">map["one"] = v;</text:p>
      <text:p text:style-name="code">...</text:p>
      <text:p text:style-name="code"/>
      <text:p text:style-name="code"><text:span text:style-name="T5">for(const auto&amp; kvp : map)</text:span> {</text:p>
      <text:p text:style-name="code"><text:s text:c="2"/><text:span text:style-name="T2">std::cout &lt;&lt; </text:span><text:span text:style-name="T3">kvp.first</text:span><text:span text:style-name="T2"> &lt;&lt; std::endl;</text:span></text:p>
      <text:p text:style-name="code"/>
      <text:p text:style-name="code"><text:s text:c="2"/><text:span text:style-name="T8">for(auto v&amp; : kvp.second)</text:span><text:span text:style-name="T2">{</text:span></text:p>
      <text:p text:style-name="code"><text:s text:c="5"/><text:span text:style-name="T2">std::cout &lt;&lt; </text:span><text:span text:style-name="T3">v</text:span><text:span text:style-name="T2"> &lt;&lt; std::endl;</text:span></text:p>
      <text:p text:style-name="code"><text:s text:c="2"/><text:span text:style-name="T2">}</text:span></text:p>
      <text:p text:style-name="code">}</text:p>
      <text:p text:style-name="Text_20_body"/>
      <text:p text:style-name="Text_20_body"/>
      <text:p text:style-name="Text_20_body"/>
      <text:p text:style-name="code">vector&lt;int&gt; v;</text:p>
      <text:p text:style-name="code">sort( <text:span text:style-name="T5">std::begin(v), std::end(v)</text:span> );</text:p>
      <text:p text:style-name="code"/>
      <text:p text:style-name="code">int a[] = {1,2,3,4,5};</text:p>
      <text:p text:style-name="code">sort(<text:span text:style-name="T5"> std::begin(a), std::end(a)</text:span> );</text:p>
      <text:p text:style-name="code"><text:soft-page-break/></text:p>
      <text:p text:style-name="Text_20_body"/>
      <text:p text:style-name="Text_20_body"/>
      <text:p text:style-name="Text_20_body"/>
      <text:h text:style-name="Heading_20_3" text:outline-level="3"><text:bookmark-start text:name="__RefHeading__1917_559735747"/>Lambda Expressions<text:bookmark-end text:name="__RefHeading__1917_559735747"/></text:h>
      <text:p text:style-name="P13">Zur Einleitung siehe: </text:p>
      <text:p text:style-name="P13"><text:a xlink:type="simple" xlink:href="http://goparallel.sourceforge.net/exploring-new-lambda-features-c11/">http://goparallel.sourceforge.net/exploring-new-lambda-features-c11/</text:a></text:p>
      <text:p text:style-name="P13"/>
      <text:p text:style-name="Text_20_body">Lamdas sind sogenannte anonyme Funktionen – ein Konzept aus den funktionalen Programmiersprachen. Lamdas können überall dort stehen, wo ein Funktionsaufruf stehen kann.</text:p>
      <text:p text:style-name="Text_20_body">Hier die allg. Syntax:</text:p>
      <text:p text:style-name="P5"/>
      <text:p text:style-name="P5">[capture](parameters)-&gt;return-type {body}</text:p>
      <text:p text:style-name="P5"/>
      <text:p text:style-name="Text_20_body"/>
      <text:p text:style-name="Text_20_body">Hier nun ein erstes Beispiel:</text:p>
      <text:p text:style-name="Text_20_body"/>
      <text:p text:style-name="code">/* lambda.cpp</text:p>
      <text:p text:style-name="code"><text:s/>* g++ -std=c++11 lambda.cpp -o <text:s/>lambda.exe</text:p>
      <text:p text:style-name="code"><text:s/>*/</text:p>
      <text:p text:style-name="code"/>
      <text:p text:style-name="code">#include &lt;iostream&gt;</text:p>
      <text:p text:style-name="code">#include &lt;vector&gt;</text:p>
      <text:p text:style-name="P5">#include &lt;algorithm&gt; // for_each, find_if</text:p>
      <text:p text:style-name="code"/>
      <text:p text:style-name="code">using namespace std;</text:p>
      <text:p text:style-name="code"/>
      <text:p text:style-name="code">int main(){</text:p>
      <text:p text:style-name="code"><text:tab/>std::vector&lt;int&gt; v;</text:p>
      <text:p text:style-name="code"><text:tab/>v.push_back(1);</text:p>
      <text:p text:style-name="code"><text:tab/>v.push_back(2);</text:p>
      <text:p text:style-name="code"><text:tab/>v.push_back(3);</text:p>
      <text:p text:style-name="code"/>
      <text:p text:style-name="code"><text:tab/>std::<text:span text:style-name="T10">for_each</text:span>(<text:tab/>std::begin(v), </text:p>
      <text:p text:style-name="code"><text:tab/><text:tab/><text:tab/><text:tab/><text:tab/>std::end(v), </text:p>
      <text:p text:style-name="code"><text:tab/><text:tab/><text:tab/><text:tab/><text:tab/><text:span text:style-name="T5">[](int n) -&gt; void {cout &lt;&lt; n &lt;&lt; endl;}</text:span>);</text:p>
      <text:p text:style-name="code"/>
      <text:p text:style-name="code"><text:tab/><text:span text:style-name="T10">auto</text:span> is_odd = <text:span text:style-name="T5">[](int n)-&gt; bool {return n%2==1;}</text:span>;</text:p>
      <text:p text:style-name="code"/>
      <text:p text:style-name="code"><text:tab/><text:span text:style-name="T10">auto</text:span> pos = std::<text:span text:style-name="T10">find_if</text:span>(std::begin(v), std::end(v), <text:span text:style-name="T5">is_odd</text:span>);</text:p>
      <text:p text:style-name="code"/>
      <text:p text:style-name="code"><text:tab/>if(pos != std::end(v))</text:p>
      <text:p text:style-name="code"><text:tab/><text:tab/>std::cout &lt;&lt; *pos &lt;&lt; std::endl;</text:p>
      <text:p text:style-name="code"/>
      <text:p text:style-name="code"><text:tab/>return 0;</text:p>
      <text:p text:style-name="code">}</text:p>
      <text:p text:style-name="Text_20_body"/>
      <text:p text:style-name="Text_20_body"><text:soft-page-break/>Frage: Was gibt das obige Programm aus?</text:p>
      <text:p text:style-name="Text_20_body">1<text:line-break/>2<text:line-break/>3<text:line-break/>1</text:p>
      <text:p text:style-name="Text_20_body"/>
      <text:p text:style-name="Text_20_body">Es stellt sich nun die Frage, wie kann ein Lambda auf den G<text:span text:style-name="T10">ültigkeitsbereich seiner Umgebung</text:span> zugreifen? </text:p>
      <text:p text:style-name="Text_20_body">Hier kommt der [capture] Ausdruck zum Einsatz. Darin kann man den Zugriff regeln. Ein Beispiel:</text:p>
      <text:p text:style-name="Text_20_body"/>
      <text:p text:style-name="code">/* lambda2.cpp</text:p>
      <text:p text:style-name="code"><text:s/>* g++ -std=c++11 lambda2.cpp -o <text:s/>lambda2.exe</text:p>
      <text:p text:style-name="code"><text:s/>*/</text:p>
      <text:p text:style-name="code"/>
      <text:p text:style-name="code">#include &lt;iostream&gt;</text:p>
      <text:p text:style-name="code">#include &lt;algorithm&gt; // for_each</text:p>
      <text:p text:style-name="code">#include &lt;string&gt;</text:p>
      <text:p text:style-name="code">using namespace std;</text:p>
      <text:p text:style-name="code"/>
      <text:p text:style-name="code">int main(){</text:p>
      <text:p text:style-name="code"><text:tab/>string s="Hello World!";</text:p>
      <text:p text:style-name="code"><text:tab/>int <text:span text:style-name="T10">iUppercase</text:span> = 0; //<text:span text:style-name="T10">modified by the lambda</text:span></text:p>
      <text:p text:style-name="code"/>
      <text:p text:style-name="code"><text:tab/>std::for_each(<text:tab/>std::begin(s), </text:p>
      <text:p text:style-name="code"><text:tab/><text:tab/><text:tab/><text:tab/>std::end(s), </text:p>
      <text:p text:style-name="code"><text:tab/><text:tab/><text:tab/><text:tab/>[<text:span text:style-name="T6">&amp;</text:span><text:span text:style-name="T5">iUppercase</text:span>] (char c) -&gt; void {</text:p>
      <text:p text:style-name="code"><text:tab/><text:tab/><text:tab/><text:tab/><text:tab/>if (isupper(c)) iUppercase++;}</text:p>
      <text:p text:style-name="code"><text:tab/>);</text:p>
      <text:p text:style-name="code"/>
      <text:p text:style-name="code"><text:tab/>cout&lt;&lt; iUppercase&lt;&lt;" uppercase letters in: "&lt;&lt; s&lt;&lt;endl;</text:p>
      <text:p text:style-name="code"><text:tab/>return 0;</text:p>
      <text:p text:style-name="code">}</text:p>
      <text:p text:style-name="Text_20_body">Das &amp; bei [<text:span text:style-name="T5">&amp;iUppercase</text:span>] gibt an, dass per Referenz auf die Variable zugegriffen wird. Ohne dem &amp; würde per Value zugegriffen.</text:p>
      <text:p text:style-name="Text_20_body"/>
      <text:p text:style-name="Text_20_body"><text:span text:style-name="T10">Frage</text:span>: Was gibt das obige Programm aus?</text:p>
      <text:p text:style-name="Text_20_body">2 uppercase letters in: Hello World!</text:p>
      <text:p text:style-name="Text_20_body"/>
      <text:p text:style-name="P13"/>
      <text:h text:style-name="Heading_20_2" text:outline-level="2"><text:bookmark-start text:name="__RefHeading__2168_924296224"/>Klassen-Informationen<text:bookmark-end text:name="__RefHeading__2168_924296224"/></text:h>
      <text:p text:style-name="Text_20_body"/>
      <text:h text:style-name="Heading_20_3" text:outline-level="3"><text:bookmark-start text:name="__RefHeading__1911_559735747"/>Override and final<text:bookmark-end text:name="__RefHeading__1911_559735747"/></text:h>
      <text:p text:style-name="Text_20_body">Override und final werden zur genaueren Spezifizierung der Vererbung verwendet.</text:p>
      <text:list xml:id="list140127272218713" text:continue-numbering="true" text:style-name="List_20_3">
        <text:list-item>
          <text:p text:style-name="P21"><text:span text:style-name="T10">Override<text:line-break/>gibt an, dass eine geerbte Methode überschrieben werden </text:span><text:span text:style-name="T5">soll</text:span><text:span text:style-name="T10">.<text:line-break/></text:span><text:soft-page-break/></text:p>
        </text:list-item>
        <text:list-item>
          <text:p text:style-name="P21"><text:span text:style-name="T10">Final <text:line-break/>gibt an, dass eine Methode von den Unterklassen </text:span><text:span text:style-name="T5">nicht</text:span><text:span text:style-name="T10"> überschrieben werden kann.</text:span></text:p>
        </text:list-item>
      </text:list>
      <text:p text:style-name="Text_20_body"/>
      <text:p text:style-name="Text_20_body">Hier ein Beispiel für folg. Klassenhierarchie:</text:p>
      <text:p text:style-name="Text_20_body">B → D <text:s/>→ F</text:p>
      <text:p text:style-name="code">/* override.cpp</text:p>
      <text:p text:style-name="code"><text:s/>* g++ -std=c++11 override.cpp -o override.exe</text:p>
      <text:p text:style-name="code"><text:s/>*/</text:p>
      <text:p text:style-name="code"><text:s/></text:p>
      <text:p text:style-name="code">#include &lt;iostream&gt;</text:p>
      <text:p text:style-name="code">using namespace std;</text:p>
      <text:p text:style-name="code"/>
      <text:p text:style-name="code">class B {</text:p>
      <text:p text:style-name="code">public:</text:p>
      <text:p text:style-name="code"><text:s text:c="3"/>virtual void f(int) {cout &lt;&lt; "B::f" &lt;&lt; endl;}</text:p>
      <text:p text:style-name="code"><text:s text:c="3"/>virtual void g(int) {cout &lt;&lt; "B::g" &lt;&lt; endl;}</text:p>
      <text:p text:style-name="code">};</text:p>
      <text:p text:style-name="code"/>
      <text:p text:style-name="code"/>
      <text:p text:style-name="code"/>
      <text:p text:style-name="code">class D : public B{</text:p>
      <text:p text:style-name="code">public:</text:p>
      <text:p text:style-name="code"><text:s text:c="3"/>virtual void f(int) <text:span text:style-name="T10">override</text:span> <text:span text:style-name="T10">final</text:span> {cout &lt;&lt; "D::f" &lt;&lt; endl;}</text:p>
      <text:p text:style-name="code"><text:s text:c="3"/>virtual void g(int) <text:span text:style-name="T10">override</text:span> {cout &lt;&lt; "D::g" &lt;&lt; endl;}</text:p>
      <text:p text:style-name="code">};</text:p>
      <text:p text:style-name="code"/>
      <text:p text:style-name="code">class F : public D{</text:p>
      <text:p text:style-name="code">public:</text:p>
      <text:p text:style-name="code"><text:s text:c="3"/>virtual void g(int) <text:span text:style-name="T10">override</text:span> {cout &lt;&lt; "F::g" &lt;&lt; endl;}</text:p>
      <text:p text:style-name="code">};</text:p>
      <text:p text:style-name="code"/>
      <text:p text:style-name="code"/>
      <text:p text:style-name="code">int main(){</text:p>
      <text:p text:style-name="code"><text:tab/><text:span text:style-name="T32">B* base;</text:span></text:p>
      <text:p text:style-name="code"><text:tab/>B b;</text:p>
      <text:p text:style-name="code"><text:tab/>D d;</text:p>
      <text:p text:style-name="code"><text:tab/>F f;</text:p>
      <text:p text:style-name="code"/>
      <text:p text:style-name="code"><text:tab/>cout &lt;&lt; "B* base= &amp;b:........." &lt;&lt; endl;</text:p>
      <text:p text:style-name="code"><text:tab/><text:span text:style-name="T10">base= &amp;b;</text:span></text:p>
      <text:p text:style-name="code"><text:tab/>base-&gt;f(1);</text:p>
      <text:p text:style-name="code"><text:tab/>base-&gt;g(1);</text:p>
      <text:p text:style-name="code"/>
      <text:p text:style-name="code"><text:tab/>cout &lt;&lt; "B* base= &amp;d:........." &lt;&lt; endl;</text:p>
      <text:p text:style-name="code"><text:tab/><text:span text:style-name="T10">base= &amp;d;</text:span></text:p>
      <text:p text:style-name="code"><text:tab/>base-&gt;f(1);</text:p>
      <text:p text:style-name="code"><text:tab/>base-&gt;g(1);</text:p>
      <text:p text:style-name="code"/>
      <text:p text:style-name="code"><text:tab/>cout &lt;&lt; "B* base= &amp;f:........." &lt;&lt; endl;</text:p>
      <text:p text:style-name="code"><text:tab/><text:span text:style-name="T10">base= &amp;f;</text:span></text:p>
      <text:p text:style-name="code"><text:soft-page-break/><text:tab/>base-&gt;f(1);</text:p>
      <text:p text:style-name="code"><text:tab/>base-&gt;g(1);</text:p>
      <text:p text:style-name="code"/>
      <text:p text:style-name="code"><text:tab/>cout &lt;&lt; endl;</text:p>
      <text:p text:style-name="code"><text:tab/>return 0;</text:p>
      <text:p text:style-name="code">}</text:p>
      <text:p text:style-name="code"/>
      <text:p text:style-name="Text_20_body"/>
      <text:p text:style-name="Text_20_body">Frage: Was gibt das obige Programm aus?</text:p>
      <text:p text:style-name="code">B* base= &amp;b:.........</text:p>
      <text:p text:style-name="code">B::f</text:p>
      <text:p text:style-name="code">B::g</text:p>
      <text:p text:style-name="code">B* base= &amp;d:.........</text:p>
      <text:p text:style-name="code">D::f</text:p>
      <text:p text:style-name="code">D::g</text:p>
      <text:p text:style-name="code">B* base= &amp;f:.........</text:p>
      <text:p text:style-name="code"><text:span text:style-name="T6">D</text:span>::f</text:p>
      <text:p text:style-name="code">F::g</text:p>
      <text:p text:style-name="Text_20_body"/>
      <text:p text:style-name="Text_20_body"><text:span text:style-name="T10">Frage</text:span>:</text:p>
      <text:p text:style-name="Text_20_body">Warum wird hier der Compiler einen Fehler melden?</text:p>
      <text:p text:style-name="Text_20_body">B → D</text:p>
      <text:p text:style-name="code">class B {</text:p>
      <text:p text:style-name="code">public:</text:p>
      <text:p text:style-name="code"><text:s text:c="3"/><text:span text:style-name="T2">virtual void f(short) {std::cout &lt;&lt; "B::f" &lt;&lt; std::endl;}</text:span></text:p>
      <text:p text:style-name="code">};</text:p>
      <text:p text:style-name="code"/>
      <text:p text:style-name="code">class D : public B</text:p>
      <text:p text:style-name="code">{</text:p>
      <text:p text:style-name="code">public:</text:p>
      <text:p text:style-name="code"><text:s text:c="3"/><text:span text:style-name="T2">virtual void f(int) </text:span><text:span text:style-name="T8">override</text:span><text:span text:style-name="T2"> {std::cout &lt;&lt; "D::f" &lt;&lt; std::endl;}</text:span></text:p>
      <text:p text:style-name="code">};</text:p>
      <text:p text:style-name="code"/>
      <text:p text:style-name="Standard"/>
      <text:p text:style-name="Standard">Antwort:</text:p>
      <text:p text:style-name="Standard">Die zu überschreibende Funktion f in der Klasse D hat <text:span text:style-name="T10">keine entsprechende Funktion in ihrer Oberklasse</text:span> B. Beachte, dass beide Funktionen zwar den gleichen Namen f haben, aber sie sind wegen des unterschiedlichen Parameters (short bzw. int) im Sinne von c++ unterschiedliche Funktionen.</text:p>
      <text:p text:style-name="Standard"/>
      <text:p text:style-name="Standard"/>
      <text:p text:style-name="Text_20_body"/>
      <text:h text:style-name="Heading_20_3" text:outline-level="3"><text:bookmark-start text:name="__RefHeading__3261_675870947"/>Delete und default Funktionen<text:bookmark-end text:name="__RefHeading__3261_675870947"/></text:h>
      <text:p text:style-name="code">class Foo {</text:p>
      <text:p text:style-name="code"><text:tab/>Foo()<text:span text:style-name="T5">=default</text:span>; </text:p>
      <text:p text:style-name="code"><text:tab/>virtual ~Foo()<text:span text:style-name="T5">=default</text:span>;</text:p>
      <text:p text:style-name="code">};</text:p>
      <text:p text:style-name="Text_20_body"/>
      <text:list xml:id="list140126419765994" text:continue-numbering="true" text:style-name="List_20_3">
        <text:list-item>
          <text:p text:style-name="P21"><text:span text:style-name="T10">default</text:span> bedeutet, <text:line-break/>dass für diese Funktionen der Compiler seine <text:span text:style-name="T10">interne Standard-Implementierung</text:span> der <text:soft-page-break/>Funktion verwenden soll. Dies ist effizienter als die manuelle Implementierung.</text:p>
        </text:list-item>
      </text:list>
      <text:p text:style-name="Text_20_body"/>
      <text:list xml:id="list140126010105689" text:continue-numbering="true" text:style-name="List_20_3">
        <text:list-item>
          <text:p text:style-name="P21"><text:span text:style-name="T10">Delete</text:span> bedeutet,<text:line-break/><text:span text:style-name="T33">Wir wissen, dass i</text:span>n C++ automatisch der <text:s/><text:line-break/><text:span text:style-name="T10">interne</text:span> Kopier-Konstruktor und der <text:line-break/>interne Kopier-Zuweisungsoperator erstellt <text:span text:style-name="T33">werden</text:span>.<text:line-break/><text:line-break/>Dies kann mit der =delete Angabe <text:span text:style-name="T10">verhindert</text:span> werden. <text:line-break/><text:line-break/><text:span text:style-name="T10">Dadurch kann das Kopieren von Objekten auf einfache Weise verhindert werden</text:span>.</text:p>
        </text:list-item>
      </text:list>
      <text:p text:style-name="Preformatted_20_Text">int func()=delete;</text:p>
      <text:p text:style-name="Text_20_body"/>
      <text:p text:style-name="Text_20_body">„Deleted functions are useful for <text:span text:style-name="T12">preventing object copying</text:span>, among the rest. Recall that <text:s text:c="2"/>C++ automatically declares a copy constructor and an assignment operator for classes. To disable copying, <text:span text:style-name="T10">declare these two special member functions =delete“</text:span></text:p>
      <text:p text:style-name="code">class NoCopy {</text:p>
      <text:p text:style-name="code"><text:tab/>NoCopy &amp; operator =( const NoCopy &amp; ) <text:span text:style-name="T5">= </text:span><text:span text:style-name="T7">delete</text:span>;</text:p>
      <text:p text:style-name="code"><text:tab/>NoCopy ( const NoCopy &amp; ) <text:span text:style-name="T5">= </text:span><text:span text:style-name="T6">delete</text:span>;</text:p>
      <text:p text:style-name="code">};</text:p>
      <text:p text:style-name="code"/>
      <text:p text:style-name="code">NoCopy a;</text:p>
      <text:p text:style-name="code">NoCopy b(a); //<text:span text:style-name="T10">compilation error</text:span>, copy ctor is deleted</text:p>
      <text:p text:style-name="Preformatted_20_Text"/>
      <text:p text:style-name="Text_20_body"/>
      <text:h text:style-name="Heading_20_3" text:outline-level="3"><text:bookmark-start text:name="__RefHeading__2218_675870947"/>Move Semantik – eine Optimierung der Copy Semantik<text:bookmark-end text:name="__RefHeading__2218_675870947"/></text:h>
      <text:p text:style-name="Text_20_body">C++11 hat das Konzept der <text:span text:style-name="T10">Rvalue-Referenz</text:span> durch den Operator: <text:span text:style-name="T10">&amp;&amp;</text:span> eingeführt. </text:p>
      <text:p text:style-name="Text_20_body">Der Grund dafür war, dass man eine Referenz auf einen Lvalue und eine Referenz auf einen Rvalue unterscheiden kann. </text:p>
      <text:p text:style-name="Text_20_body">Warum dies wichtig sein kann, soll weiter unten besprochen werden. Hier wollen wir zunächst einige Grundlagen besprechen:</text:p>
      <text:list xml:id="list140127236724086" text:continue-numbering="true" text:style-name="List_20_3">
        <text:list-item>
          <text:p text:style-name="P24">Rvalue und Lvalue</text:p>
          <text:list>
            <text:list-item>
              <text:p text:style-name="P21">Ein <text:span text:style-name="T10">Lvalue</text:span> ist ein Objekt, das <text:span text:style-name="T10">einen Namen hat</text:span>. </text:p>
            </text:list-item>
            <text:list-item>
              <text:p text:style-name="P21">Ein <text:span text:style-name="T10">Rvalue</text:span> hat keinen Namen und ist ein <text:span text:style-name="T10">temporäres</text:span> Objekt.<text:line-break/><text:line-break/></text:p>
            </text:list-item>
          </text:list>
        </text:list-item>
        <text:list-item>
          <text:p text:style-name="P21"><text:span text:style-name="T10">Implizite Member-Funktionen</text:span> einer C++-Klassse sind:</text:p>
          <text:list>
            <text:list-item>
              <text:p text:style-name="P21">Default-Konstruktor (nur wenn kein anderer Konstruktor definiert wurde)</text:p>
            </text:list-item>
            <text:list-item>
              <text:p text:style-name="P21">Destruktor</text:p>
            </text:list-item>
            <text:list-item>
              <text:p text:style-name="P21">Kopier-Konstruktor</text:p>
            </text:list-item>
            <text:list-item>
              <text:p text:style-name="P21">Kopier-Zuweisungsoperator<text:line-break/><text:line-break/></text:p>
            </text:list-item>
          </text:list>
        </text:list-item>
        <text:list-item>
          <text:p text:style-name="P21"><text:span text:style-name="T10">Shallow-Copy:</text:span><text:line-break/>Der Kopier-Konstruktor und der Kopier-Zuweisungsoperator kopieren die Member <text:span text:style-name="T12">bitweise</text:span>. D.h. Wenn ein Pointer-Member verwendet wird, werden <text:span text:style-name="T10">nur die Pointer</text:span> kopiert, <text:span text:style-name="T10">nicht aber die Objekte selbst</text:span>. Mann nennt dies 'Shallow-Copy'.<text:line-break/></text:p>
        </text:list-item>
        <text:list-item>
          <text:p text:style-name="P22"><text:span text:style-name="T10">Deep-Copy:</text:span><text:line-break/><text:soft-page-break/>In vielen Fällen ist aber 'Deep-Copy' gefordert. Dazu muss allerdings</text:p>
        </text:list-item>
      </text:list>
      <text:list xml:id="list7151977331594882051" text:style-name="L1">
        <text:list-item>
          <text:list>
            <text:list-item>
              <text:p text:style-name="P27">der Kopier-<text:span text:style-name="T10">Zuweisungoperator</text:span> und </text:p>
            </text:list-item>
            <text:list-item>
              <text:p text:style-name="P27">der <text:span text:style-name="T10">Kopierkonstruktor</text:span> und </text:p>
            </text:list-item>
            <text:list-item>
              <text:p text:style-name="P27">der <text:span text:style-name="T10">Destruktor</text:span> <text:line-break/><text:span text:style-name="T10">explizit programmiert</text:span> werden.<text:line-break/></text:p>
            </text:list-item>
          </text:list>
        </text:list-item>
      </text:list>
      <text:p text:style-name="Text_20_body"><text:span text:style-name="T10">Frage</text:span>: Warum ist eine Referenz auf einen Rvalue (temporäres Objekt) sinnvoll?</text:p>
      <text:p text:style-name="Text_20_body">Betrachten Sie folgenden Code:</text:p>
      <text:p text:style-name="Text_20_body"/>
      <text:p text:style-name="code">MyString s, s2="Hello, world!";</text:p>
      <text:p text:style-name="code"><text:line-break/>s= s2.<text:span text:style-name="T10">clone</text:span>();</text:p>
      <text:p text:style-name="code"/>
      <text:p text:style-name="Text_20_body">wobei folg. gilt:</text:p>
      <text:p text:style-name="code"/>
      <text:p text:style-name="code">class MyString{</text:p>
      <text:p text:style-name="code">private:</text:p>
      <text:p text:style-name="code"><text:tab/>char* _s;</text:p>
      <text:p text:style-name="code"><text:tab/>size_t _size;</text:p>
      <text:p text:style-name="code">public:</text:p>
      <text:p text:style-name="code"><text:tab/>…</text:p>
      <text:p text:style-name="code"><text:tab/><text:span text:style-name="T10">MySgring</text:span> MyString::<text:span text:style-name="T10">clone</text:span>(void) const;</text:p>
      <text:p text:style-name="code"><text:tab/>…</text:p>
      <text:p text:style-name="code">};</text:p>
      <text:p text:style-name="Text_20_body"/>
      <text:p text:style-name="Text_20_body">Frage: Was passiert in der Zeile?</text:p>
      <text:p text:style-name="code">s= s2.clone();</text:p>
      <text:p text:style-name="Text_20_body"/>
      <text:list xml:id="list7016843778685214658" text:style-name="L2">
        <text:list-item>
          <text:p text:style-name="P25">Die Methode <text:span text:style-name="T21">clone() liefert</text:span> ein MyString-Objekt <text:line-break/><text:span text:style-name="T34">(=durch den </text:span><text:span text:style-name="T24">Kopierkonstruktor</text:span><text:span text:style-name="T34">-Aufruf)</text:span>, das ein <text:span text:style-name="T21">Rvalue</text:span> <text:line-break/>(also ein temporäres Objekt ist), denn es <text:line-break/></text:p>
        </text:list-item>
        <text:list-item>
          <text:p text:style-name="P25">wird anschliessend durch den Kopier-<text:span text:style-name="T21">Zuweisungsoperator</text:span> dem Objekt s zugewiesen. <text:line-break/></text:p>
        </text:list-item>
        <text:list-item>
          <text:p text:style-name="P25">Anschliessend wird das temporäre Objekt nicht mehr benötigt und der <text:span text:style-name="T21">Destruktor</text:span> für dieses temporäre Objekt aufgerufen.</text:p>
        </text:list-item>
      </text:list>
      <text:p text:style-name="P14"><text:line-break/></text:p>
      <text:p text:style-name="P14">Es wird also <text:span text:style-name="T21">2 mal Speicher alloziiert</text:span> und 2 mal die Daten kopiert. (vgl. Deep-Copy).</text:p>
      <text:list xml:id="list5281434821881920265" text:style-name="L3">
        <text:list-item>
          <text:p text:style-name="P26">Return in clone() ruft den <text:span text:style-name="T21">Kopier-Konstruktor</text:span> auf</text:p>
        </text:list-item>
        <text:list-item>
          <text:p text:style-name="P26">Der Kopier-<text:span text:style-name="T21">Zuweisungsoperator</text:span></text:p>
        </text:list-item>
      </text:list>
      <text:p text:style-name="P14"><text:line-break/><text:line-break/><text:span text:style-name="T34">Merke:</text:span></text:p>
      <text:p text:style-name="Text_20_body">Dies kann man sich <text:span text:style-name="T10">sparen</text:span>, wenn man die <text:span text:style-name="T10">move-Semantik</text:span> ( vlg.: <text:span text:style-name="T5">&amp;&amp;</text:span>) verwendet.</text:p>
      <text:p text:style-name="merke">Es zahlt sich also aus, einer <text:span text:style-name="T10">Klasse, die Member mit Zeigern hat</text:span>, folgendes hinzuzufügen:</text:p>
      <text:list xml:id="list140127523159751" text:continue-list="list140127236724086" text:style-name="List_20_3">
        <text:list-item>
          <text:p text:style-name="P28"><text:soft-page-break/>den <text:span text:style-name="T5">Move-Konstruktor</text:span> und den</text:p>
        </text:list-item>
        <text:list-item>
          <text:p text:style-name="P28"><text:span text:style-name="T5">Move-Zuweisungsoperator</text:span> </text:p>
        </text:list-item>
      </text:list>
      <text:p text:style-name="Text_20_body"/>
      <text:p text:style-name="Text_20_body">Diese beiden Funktionen erhalten ein <text:span text:style-name="T12">T&amp;&amp;</text:span><text:span text:style-name="T10"> Argument</text:span>. Also eine Referenz auf ein Rvalue-Objekt. <text:s/>Es wird nicht alloziiert und Speicher kopiert, sondern <text:span text:style-name="T12">nur die Zeiger werden kopiert</text:span>.</text:p>
      <text:p text:style-name="Text_20_body"/>
      <text:p text:style-name="Text_20_body">Das folgende Beispiel zeigt eine einfache Buffer-Implementierung, die einen Zeiger auf ein Array von Elementen vom Type T hat. Zusätzlich hat die Klasse einen Member zur Speicherung der Anzahl der Elemente und zur Speicherung eines Namens.</text:p>
      <text:p text:style-name="Text_20_body"/>
      <text:p text:style-name="code">/*</text:p>
      <text:p text:style-name="code"><text:s/>* buffer.cpp</text:p>
      <text:p text:style-name="code"><text:s/>* g++ -std=c++11 buffer.cpp -o buffer.exe</text:p>
      <text:p text:style-name="code"><text:s/>*/</text:p>
      <text:p text:style-name="code"><text:s/></text:p>
      <text:p text:style-name="code"><text:s/></text:p>
      <text:p text:style-name="code">#include &lt;cassert&gt;</text:p>
      <text:p text:style-name="code"/>
      <text:p text:style-name="code">#include &lt;iostream&gt;</text:p>
      <text:p text:style-name="code">#include &lt;memory&gt;</text:p>
      <text:p text:style-name="code"/>
      <text:p text:style-name="code">using namespace std;</text:p>
      <text:p text:style-name="code"><text:s text:c="2"/></text:p>
      <text:p text:style-name="code">template &lt;typename T&gt;</text:p>
      <text:p text:style-name="code">class Buffer {</text:p>
      <text:p text:style-name="code"><text:tab/>string <text:s text:c="14"/>_name;</text:p>
      <text:p text:style-name="code"><text:tab/>size_t <text:s text:c="14"/>_size;</text:p>
      <text:p text:style-name="code"><text:tab/><text:span text:style-name="T10">std::unique_ptr</text:span>&lt;T[]&gt; _buffer;</text:p>
      <text:p text:style-name="code"/>
      <text:p text:style-name="code">public:</text:p>
      <text:p text:style-name="code"><text:tab/>// default constructor</text:p>
      <text:p text:style-name="code"><text:tab/>Buffer():</text:p>
      <text:p text:style-name="code"><text:tab/><text:tab/>_size(16),</text:p>
      <text:p text:style-name="code"><text:tab/><text:tab/>_buffer(<text:span text:style-name="T10">new</text:span> T[16])</text:p>
      <text:p text:style-name="code"><text:tab/>{}</text:p>
      <text:p text:style-name="code"/>
      <text:p text:style-name="code"><text:tab/>// constructor</text:p>
      <text:p text:style-name="code"><text:tab/>Buffer(const string&amp; name, size_t size):</text:p>
      <text:p text:style-name="code"><text:tab/><text:tab/>_name(name),</text:p>
      <text:p text:style-name="code"><text:tab/><text:tab/>_size(size),</text:p>
      <text:p text:style-name="code"><text:tab/><text:tab/>_buffer(<text:span text:style-name="T10">new</text:span> T[size])</text:p>
      <text:p text:style-name="code"><text:tab/>{}</text:p>
      <text:p text:style-name="code"/>
      <text:p text:style-name="code"><text:tab/>// copy constructor</text:p>
      <text:p text:style-name="code"><text:tab/>Buffer(const Buffer&amp; other):</text:p>
      <text:p text:style-name="code"><text:tab/><text:tab/>_name(other._name),</text:p>
      <text:p text:style-name="code"><text:tab/><text:tab/>_size(other._size),</text:p>
      <text:p text:style-name="code"><text:tab/><text:tab/>_buffer(<text:span text:style-name="T10">new</text:span> T[other._size])</text:p>
      <text:p text:style-name="code"><text:tab/>{</text:p>
      <text:p text:style-name="code"><text:tab/><text:tab/>T* source = other._buffer.<text:span text:style-name="T20">get()</text:span>; <text:s text:c="2"/>// unique_ptr</text:p>
      <text:p text:style-name="code"><text:tab/><text:tab/>T* <text:span text:style-name="T10">dest = _buffer.get()</text:span>;</text:p>
      <text:p text:style-name="code"><text:soft-page-break/><text:tab/><text:tab/>std::copy(source, source + other._size, <text:span text:style-name="T10">dest</text:span>);</text:p>
      <text:p text:style-name="code"><text:tab/>}</text:p>
      <text:p text:style-name="code"/>
      <text:p text:style-name="code"><text:tab/>// copy assignment operator</text:p>
      <text:p text:style-name="code"><text:tab/>Buffer&amp; operator=(const Buffer&amp; other){</text:p>
      <text:p text:style-name="code"><text:tab/><text:tab/>if(this != &amp;other){</text:p>
      <text:p text:style-name="code"><text:tab/><text:tab/><text:tab/>_name = other._name;</text:p>
      <text:p text:style-name="code"/>
      <text:p text:style-name="code"><text:tab/><text:tab/><text:tab/>if(_size != other._size) {</text:p>
      <text:p text:style-name="code"><text:tab/><text:tab/><text:tab/><text:tab/>_buffer = nullptr;</text:p>
      <text:p text:style-name="code"><text:tab/><text:tab/><text:tab/><text:tab/>_size = other._size;</text:p>
      <text:p text:style-name="code"><text:tab/><text:tab/><text:tab/><text:tab/>_buffer = _size &gt; 0 ? new T[_size] : nullptr;</text:p>
      <text:p text:style-name="code"><text:tab/><text:tab/><text:tab/>}</text:p>
      <text:p text:style-name="code"/>
      <text:p text:style-name="code"><text:tab/><text:tab/><text:tab/>T* source = other._buffer.get();</text:p>
      <text:p text:style-name="code"><text:tab/><text:tab/><text:tab/>T* dest = _buffer.get();</text:p>
      <text:p text:style-name="code"><text:tab/><text:tab/><text:tab/>std::copy(source, source + other._size, dest);</text:p>
      <text:p text:style-name="code"><text:tab/><text:tab/>}</text:p>
      <text:p text:style-name="code"/>
      <text:p text:style-name="code"><text:tab/><text:tab/>return *this;</text:p>
      <text:p text:style-name="code"><text:tab/>}</text:p>
      <text:p text:style-name="code"/>
      <text:p text:style-name="P2"><text:tab/>// <text:span text:style-name="T21">move constructor</text:span></text:p>
      <text:p text:style-name="P2"><text:tab/>Buffer(<text:span text:style-name="T21">Buffer&amp;&amp;</text:span> temp):</text:p>
      <text:p text:style-name="P2"><text:tab/><text:tab/>_name(<text:span text:style-name="T27">std::move</text:span>(temp._name)),</text:p>
      <text:p text:style-name="P2"><text:tab/><text:tab/>_size(temp._size),</text:p>
      <text:p text:style-name="P2"><text:tab/><text:tab/>_buffer(<text:span text:style-name="T27">std::move</text:span>(temp._buffer))</text:p>
      <text:p text:style-name="P2"><text:tab/>{</text:p>
      <text:p text:style-name="P2"><text:tab/><text:tab/>temp._buffer = nullptr;</text:p>
      <text:p text:style-name="P2"><text:tab/><text:tab/>temp._size = 0;</text:p>
      <text:p text:style-name="P2"><text:tab/>}</text:p>
      <text:p text:style-name="P2"/>
      <text:p text:style-name="P2"><text:tab/>// <text:span text:style-name="T21">move assignment operator</text:span></text:p>
      <text:p text:style-name="P2"><text:tab/>Buffer&amp; operator=(<text:span text:style-name="T21">Buffer&amp;&amp;</text:span> temp){</text:p>
      <text:p text:style-name="P2"><text:tab/><text:tab/>assert(this != &amp;temp); // assert if this is not a temporary</text:p>
      <text:p text:style-name="P2"/>
      <text:p text:style-name="P2"><text:tab/><text:tab/>_buffer = nullptr;</text:p>
      <text:p text:style-name="P2"/>
      <text:p text:style-name="P2"><text:tab/><text:tab/>_name = <text:span text:style-name="T27">std::move</text:span>(temp._name);</text:p>
      <text:p text:style-name="P2"><text:tab/><text:tab/>_size = temp._size;</text:p>
      <text:p text:style-name="P2"><text:tab/><text:tab/>_buffer = <text:span text:style-name="T27">std::move</text:span>(temp._buffer);</text:p>
      <text:p text:style-name="P2"/>
      <text:p text:style-name="P2"/>
      <text:p text:style-name="P2"><text:tab/><text:tab/>temp._buffer = nullptr;</text:p>
      <text:p text:style-name="P2"><text:tab/><text:tab/>temp._size = 0;</text:p>
      <text:p text:style-name="P2"/>
      <text:p text:style-name="P2"><text:tab/><text:tab/>return *this;</text:p>
      <text:p text:style-name="P2"><text:tab/>}</text:p>
      <text:p text:style-name="code">};</text:p>
      <text:p text:style-name="code"/>
      <text:p text:style-name="code"/>
      <text:p text:style-name="P8">template &lt;typename T&gt;</text:p>
      <text:p text:style-name="P5">Buffer&lt;T&gt; getBuffer(const string&amp; name) {</text:p>
      <text:p text:style-name="P5"><text:soft-page-break/><text:tab/>Buffer&lt;T&gt; b(name, 128);</text:p>
      <text:p text:style-name="P5"/>
      <text:p text:style-name="P5"><text:tab/>return b; <text:s/>//<text:span text:style-name="T25">calls </text:span><text:span text:style-name="T22">move cons</text:span><text:span text:style-name="T25">tructor</text:span></text:p>
      <text:p text:style-name="P5">}</text:p>
      <text:p text:style-name="code"/>
      <text:p text:style-name="code">int main(){</text:p>
      <text:p text:style-name="code"><text:tab/>Buffer&lt;int&gt; b1;</text:p>
      <text:p text:style-name="code"><text:tab/>Buffer&lt;int&gt; b2("buf2", 64);<text:line-break/></text:p>
      <text:p text:style-name="P5"><text:tab/>Buffer&lt;int&gt; b3 = b2;</text:p>
      <text:p text:style-name="code"><text:tab/></text:p>
      <text:p text:style-name="P5"><text:tab/>Buffer&lt;int&gt; b4 = getBuffer&lt;int&gt;("buf4"); <text:s/>// <text:span text:style-name="T22">move cons</text:span></text:p>
      <text:p text:style-name="P5"/>
      <text:p text:style-name="P5"><text:tab/>b1 = getBuffer&lt;int&gt;("buf5"); <text:s/>// <text:span text:style-name="T22">move cons </text:span><text:span text:style-name="T23">and move assign</text:span></text:p>
      <text:p text:style-name="P5"/>
      <text:p text:style-name="code"><text:tab/>return 0;</text:p>
      <text:p text:style-name="code">}</text:p>
      <text:p text:style-name="code"/>
      <text:p text:style-name="Text_20_body"/>
      <text:p text:style-name="Text_20_body"><text:span text:style-name="T10">Frage</text:span>:</text:p>
      <text:p text:style-name="Text_20_body">b4 wird durch den Move-Konstruktor erzeugt. </text:p>
      <text:p text:style-name="Text_20_body">b1 erhält seinen neuen Wert durch den Move-Zuweisungsoperator.</text:p>
      <text:p text:style-name="Text_20_body">Was ist der Grund dafür?</text:p>
      <text:p text:style-name="Text_20_body"/>
      <text:p text:style-name="Text_20_body"><text:span text:style-name="T10">Antwort</text:span>:</text:p>
      <text:p text:style-name="Text_20_body">Der Grund für beide Fälle ist, dass getBuffer eine<text:span text:style-name="T10"> temporäre Kopie (einen sog. Rvalue)</text:span> liefert.</text:p>
      <text:p text:style-name="Text_20_body"/>
      <text:p text:style-name="Text_20_body"/>
      <text:p text:style-name="Text_20_body"><text:span text:style-name="T10">Frage</text:span>:</text:p>
      <text:p text:style-name="Text_20_body">Warum wurde im obigen Beispiel die std::move() Funktion verwendet, obwohl string und unique_ptr die Move-Semantik implementiert haben?</text:p>
      <text:p text:style-name="P2">...</text:p>
      <text:p text:style-name="P2"><text:tab/><text:tab/>_name(<text:span text:style-name="T27">std::move</text:span>(temp._name)),</text:p>
      <text:p text:style-name="P2">…</text:p>
      <text:p text:style-name="P2"><text:tab/><text:tab/>_buffer(<text:span text:style-name="T27">std::move</text:span>(temp._buffer))</text:p>
      <text:p text:style-name="P2">...</text:p>
      <text:p text:style-name="Text_20_body"/>
      <text:p text:style-name="Text_20_body"><text:span text:style-name="T10">Antwort</text:span>:</text:p>
      <text:p text:style-name="Text_20_body">Weil <text:span text:style-name="T10">temp ein Lvalue</text:span> ist, denn es hat einen Namen. In diesem Fall würde automatisch der Kopier-Konstruktor verwendet werden.</text:p>
      <text:p text:style-name="Text_20_body"><text:span text:style-name="T10">Die Funktion std::move() macht aus einem Lvalue ein Rvalue Objekt</text:span>. Damit wird erreicht, dass der Move-Konstruktor aufgerufen wird.</text:p>
      <text:p text:style-name="Text_20_body"><text:line-break/></text:p>
      <text:p text:style-name="Text_20_body"/>
      <text:p text:style-name="P11"/>
      <text:p text:style-name="Text_20_body"><text:soft-page-break/></text:p>
      <text:h text:style-name="Heading_20_2" text:outline-level="2"><text:bookmark-start text:name="__RefHeading__1915_559735747"/>Smart Pointers<text:bookmark-end text:name="__RefHeading__1915_559735747"/></text:h>
      <text:p text:style-name="Text_20_body">Smart Pointer bieten eine Art von <text:span text:style-name="T26">a</text:span>utomatischer 'Garbage Collection' für alle dynamisch angelegten Objekte.</text:p>
      <text:p text:style-name="Text_20_body"/>
      <text:list xml:id="list140127396500008" text:continue-numbering="true" text:style-name="List_20_3">
        <text:list-item>
          <text:p text:style-name="P21"><text:span text:style-name="T28">unique</text:span><text:span text:style-name="T10">_ptr</text:span><text:line-break/>werden verwendet, wenn der Pointer <text:span text:style-name="T10">nicht</text:span> an andere Pointer <text:span text:style-name="T10">kopiert</text:span> werden soll. unique_ptr bieten keinen Kopierkonstruktor.<text:line-break/>Man kann aber mit den sogenannten move-Methode die Verwendung des unique_ptr an einen anderen Pointer übertragen.<text:line-break/></text:p>
        </text:list-item>
        <text:list-item>
          <text:p text:style-name="P21"><text:span text:style-name="T28">shared</text:span><text:span text:style-name="T10">_ptr</text:span><text:line-break/>werden verwendet, wenn auch <text:span text:style-name="T10">andere</text:span> Pointer <text:span text:style-name="T10">auf das gleiche Objekt</text:span> verweisen müssen. Hier wird ein interner Referenz-Zähler verwendet, der mitzählt, wie viele Pointer auf das Objekt verweisen.<text:line-break/></text:p>
        </text:list-item>
        <text:list-item>
          <text:p text:style-name="P21">auto_ptr<text:line-break/>sollten nicht mehr verwendet werden.<text:line-break/></text:p>
          <text:p text:style-name="P21"/>
        </text:list-item>
      </text:list>
      <text:p text:style-name="Text_20_body">Hier ein Beispiel für unique_ptr<text:line-break/></text:p>
      <text:p text:style-name="code">/* unique_ptr.cpp</text:p>
      <text:p text:style-name="code"><text:s/>* g++ -std=c++11 unique_ptr.cpp -o <text:s/>unique_ptr.exe</text:p>
      <text:p text:style-name="code"><text:s/>*/</text:p>
      <text:p text:style-name="code"/>
      <text:p text:style-name="code">#include &lt;iostream&gt;</text:p>
      <text:p text:style-name="P2">#include &lt;memory&gt;</text:p>
      <text:p text:style-name="code">using namespace std;</text:p>
      <text:p text:style-name="code"/>
      <text:p text:style-name="code"/>
      <text:p text:style-name="code">void foo(int* p){</text:p>
      <text:p text:style-name="code"><text:tab/>cout &lt;&lt; *p &lt;&lt; endl;</text:p>
      <text:p text:style-name="code">}</text:p>
      <text:p text:style-name="code"/>
      <text:p text:style-name="code">int main(){</text:p>
      <text:p text:style-name="P2"><text:tab/>std::unique_ptr&lt;int&gt; p1(new int(42));</text:p>
      <text:p text:style-name="P2"/>
      <text:p text:style-name="P2"><text:tab/>std::unique_ptr&lt;int&gt; p2 = std::<text:span text:style-name="T27">move</text:span>(p1); // transfer ownership</text:p>
      <text:p text:style-name="P2"/>
      <text:p text:style-name="code"><text:tab/>if(p1)</text:p>
      <text:p text:style-name="code"><text:tab/><text:tab/>foo(p1.get());</text:p>
      <text:p text:style-name="code"/>
      <text:p text:style-name="code"><text:tab/>(*p2)++;</text:p>
      <text:p text:style-name="code"/>
      <text:p text:style-name="code"><text:tab/>if(p2)</text:p>
      <text:p text:style-name="code"><text:tab/><text:tab/>foo(p2.get());</text:p>
      <text:p text:style-name="code"/>
      <text:p text:style-name="P2"><text:tab/>// <text:span text:style-name="T26">kein delete p1 notwendig</text:span></text:p>
      <text:p text:style-name="P4"/>
      <text:p text:style-name="code"><text:soft-page-break/><text:tab/>return 0;</text:p>
      <text:p text:style-name="code">}</text:p>
      <text:p text:style-name="Text_20_body">Die Methode get() liefert den eigentlichen Zeiger.</text:p>
      <text:p text:style-name="Text_20_body"/>
      <text:list xml:id="list140127577790025" text:continue-numbering="true" text:style-name="List_20_3">
        <text:list-item>
          <text:p text:style-name="P21"><text:span text:style-name="T10">Frage</text:span>: <text:line-break/>Was gibt das folgende Programm aus?<text:line-break/>43</text:p>
        </text:list-item>
      </text:list>
      <text:p text:style-name="Text_20_body"/>
      <text:list xml:id="list140127462905930" text:continue-numbering="true" text:style-name="List_20_3">
        <text:list-item>
          <text:p text:style-name="P21"><text:span text:style-name="T10">Frage</text:span>: <text:line-break/>Warum wird foo(p1.get()) <text:span text:style-name="T10">nicht</text:span> aufgerufen?<text:line-break/><text:line-break/>Weil zuvor mit p2= std::move(p1) die Ownership des unique_ptr an den Pointer p2 übertragen wurde. Dabei wird p1 auf null gesetzt.</text:p>
        </text:list-item>
      </text:list>
      <text:p text:style-name="Text_20_body"/>
      <text:p text:style-name="Text_20_body"/>
      <text:p text:style-name="Text_20_body">Nun ein Beispiel für shared_ptr:</text:p>
      <text:p text:style-name="Text_20_body"/>
      <text:p text:style-name="code">/* shared_ptr.cpp</text:p>
      <text:p text:style-name="code"><text:s/>* g++ -std=c++11 shared_ptr.cpp -o <text:s/>shared_ptr.exe</text:p>
      <text:p text:style-name="code"><text:s/>*/</text:p>
      <text:p text:style-name="code"/>
      <text:p text:style-name="code">#include &lt;iostream&gt;</text:p>
      <text:p text:style-name="code">#include &lt;memory&gt;</text:p>
      <text:p text:style-name="code"/>
      <text:p text:style-name="code">using namespace std;</text:p>
      <text:p text:style-name="code"/>
      <text:p text:style-name="code">void foo(int* p){</text:p>
      <text:p text:style-name="code"><text:tab/>cout &lt;&lt; *p &lt;&lt; std::endl;</text:p>
      <text:p text:style-name="code">}</text:p>
      <text:p text:style-name="code"/>
      <text:p text:style-name="code">void <text:span text:style-name="T29">bar</text:span>(std::shared_ptr&lt;int&gt; p){</text:p>
      <text:p text:style-name="code"><text:tab/>++(*p);</text:p>
      <text:p text:style-name="code">}</text:p>
      <text:p text:style-name="code"/>
      <text:p text:style-name="code">int main(){</text:p>
      <text:p text:style-name="P2"><text:tab/>std::shared_ptr&lt;int&gt; p1(new int(42));</text:p>
      <text:p text:style-name="P2"><text:tab/>std::shared_ptr&lt;int&gt; p2 = p1;</text:p>
      <text:p text:style-name="code"><text:tab/> <text:s text:c="2"/></text:p>
      <text:p text:style-name="code"><text:tab/><text:span text:style-name="T29">bar</text:span>(p1); <text:s text:c="2"/></text:p>
      <text:p text:style-name="code"><text:tab/>foo(p2.<text:span text:style-name="T4">get()</text:span>);</text:p>
      <text:p text:style-name="code"/>
      <text:p text:style-name="code"><text:tab/>return 0;</text:p>
      <text:p text:style-name="code">}</text:p>
      <text:p text:style-name="code"/>
      <text:p text:style-name="Text_20_body"/>
      <text:list xml:id="list140127957138921" text:continue-numbering="true" text:style-name="List_20_3">
        <text:list-item>
          <text:p text:style-name="P21">Frage: Was gibt das folgende Programm aus?<text:line-break/>43</text:p>
        </text:list-item>
      </text:list>
      <text:p text:style-name="Text_20_body"/>
      <text:p text:style-name="Text_20_body">Weitere Informationen zu Smart-Pointer finden Sie in </text:p>
      <text:p text:style-name="Text_20_body"><text:soft-page-break/>CPP/07-smart-pointer/01-lernen/smart_ptr.odt</text:p>
      <text:p text:style-name="Text_20_body"/>
      <text:p text:style-name="Text_20_body"/>
      <text:p text:style-name="Preformatted_20_Text"/>
      <text:h text:style-name="Heading_20_2" text:outline-level="2"><text:bookmark-start text:name="__RefHeading__3263_675870947"/>C++11 STL<text:bookmark-end text:name="__RefHeading__3263_675870947"/></text:h>
      <text:p text:style-name="Text_20_body">Wir wollen in der Folge einige Beispiele kennen lernen:</text:p>
      <text:p text:style-name="Text_20_body"/>
      <text:p text:style-name="Text_20_body"/>
      <text:h text:style-name="Heading_20_3" text:outline-level="3"><text:bookmark-start text:name="__RefHeading__9465_77731502"/>std::regex<text:bookmark-end text:name="__RefHeading__9465_77731502"/></text:h>
      <text:p text:style-name="code">bool equals = regex_match("subject", regex("(sub)(.*)") );</text:p>
      <text:p text:style-name="Text_20_body"/>
      <text:p text:style-name="Text_20_body">Der <text:span text:style-name="T29">g</text:span>++ Compiler unterstützt derzeit REGEX nicht ausreichend, sodass auf die BOOST-Library ausgewichen werden sollte.</text:p>
      <text:p text:style-name="Text_20_body"/>
      <text:p text:style-name="Text_20_body">Siehe: CPP/10-boost/01-lernen</text:p>
      <text:p text:style-name="Text_20_body"/>
      <text:h text:style-name="Heading_20_3" text:outline-level="3"><text:bookmark-start text:name="__RefHeading__9467_77731502"/>std::chrono<text:bookmark-end text:name="__RefHeading__9467_77731502"/></text:h>
      <text:p text:style-name="code">// <text:span text:style-name="T29">chrono.cpp</text:span></text:p>
      <text:p text:style-name="code">// g++ -std=c++11 chrono.cpp -o chrono.exe</text:p>
      <text:p text:style-name="code"/>
      <text:p text:style-name="P2">#include &lt;chrono&gt;</text:p>
      <text:p text:style-name="code">#include &lt;iostream&gt;</text:p>
      <text:p text:style-name="code"/>
      <text:p text:style-name="code">using namespace std;</text:p>
      <text:p text:style-name="P5">using namespace std::chrono;</text:p>
      <text:p text:style-name="P5"/>
      <text:p text:style-name="code">int main(){</text:p>
      <text:p text:style-name="code"><text:tab/>auto start = <text:span text:style-name="T5">high_resolution_clock::now()</text:span>;</text:p>
      <text:p text:style-name="code"/>
      <text:p text:style-name="code">//<text:tab/>some_long_computations();</text:p>
      <text:p text:style-name="code"/>
      <text:p text:style-name="code"><text:tab/>auto end = high_resolution_clock::now();</text:p>
      <text:p text:style-name="code"/>
      <text:p text:style-name="code"><text:tab/>cout&lt;&lt;<text:span text:style-name="T5">duration_cast&lt;milliseconds&gt;(end-start).count()</text:span>;</text:p>
      <text:p text:style-name="code"/>
      <text:p text:style-name="code"><text:tab/>return 0;</text:p>
      <text:p text:style-name="code">}</text:p>
      <text:p text:style-name="code"/>
      <text:p text:style-name="Text_20_body"/>
      <text:h text:style-name="Heading_20_3" text:outline-level="3"><text:bookmark-start text:name="__RefHeading__9469_77731502"/>+STL-Algorithmen<text:bookmark-end text:name="__RefHeading__9469_77731502"/></text:h>
      <text:p text:style-name="Text_20_body">std::all_of, std::none_of, std::any_of, std::find_if_not, </text:p>
      <text:p text:style-name="Text_20_body">std::copy_if, std::copy_n, std::move, std::move_n, std::move_backward, </text:p>
      <text:p text:style-name="Text_20_body">std::shuffle, std::random_shuffle, </text:p>
      <text:p text:style-name="Text_20_body"><text:soft-page-break/>std::is_partitioned, std::partition_copy, std::partition_point, </text:p>
      <text:p text:style-name="Text_20_body">std::is_sorted, std::is_sorted_until, std::is_heap_until, </text:p>
      <text:p text:style-name="Text_20_body">std::min_max, std::minmax_element, </text:p>
      <text:p text:style-name="Text_20_body">std::is_permutation, std::iota</text:p>
      <text:p text:style-name="Text_20_body"/>
      <text:p text:style-name="Text_20_body">siehe: <text:a xlink:type="simple" xlink:href="http://en.cppreference.com/w/cpp">http://en.cppreference.com/w/cpp</text:a> </text:p>
      <text:p text:style-name="Text_20_body"/>
      <text:h text:style-name="Heading_20_2" text:outline-level="2"><text:bookmark-start text:name="__RefHeading__3267_675870947"/>Threading<text:bookmark-end text:name="__RefHeading__3267_675870947"/></text:h>
      <text:p text:style-name="Standard"><text:span text:style-name="Citation"><text:span text:style-name="T1">Siehe</text:span></text:span></text:p>
      <text:p text:style-name="Standard"><text:span text:style-name="Citation"><text:span text:style-name="T1">CPP/99-thread/01-lernen/thread.odt</text:span></text:span></text:p>
      <text:p text:style-name="Standard"><text:span text:style-name="Citation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alibri" svg:font-family="Calibri, Calibri" style:font-family-generic="swiss"/>
    <style:font-face style:name="Courier 10 Pitch" svg:font-family="'Courier 10 Pitch'" style:font-adornments="Standard" style:font-pitch="fixed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drop-cap/>
      </style:paragraph-properties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2.49pt solid #993366" style:shadow="none">
        <style:drop-cap/>
        <style:background-image/>
      </style:paragraph-properties>
      <style:text-properties style:font-name="Verdana1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6pt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ccffff" fo:padding="0.049cm" fo:border="0.06pt solid #993366" style:shadow="none">
        <style:background-image/>
      </style:paragraph-properties>
      <style:text-properties style:font-name="Courier 10 Pitch" fo:font-size="11pt"/>
    </style:style>
    <style:style style:name="aufgabe" style:family="paragraph" style:parent-style-name="Standard" style:class="text">
      <style:paragraph-properties fo:background-color="#ccffff" fo:padding="0.049cm" fo:border="0.06pt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 style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Courier New1" fo:font-size="10pt" fo:letter-spacing="-0.018cm" fo:language="de" fo:country="DE" style:font-name-asian="Arial" style:font-size-asian="10pt" style:font-name-complex="Times New Roman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size="10pt" style:font-size-asian="10pt" style:font-name-complex="Courier New1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margin-top="0cm" fo:margin-bottom="0cm" style:contextual-spacing="false" fo:orphans="2" fo:widows="2" fo:text-indent="-0.635cm" style:auto-text-indent="false">
        <style:tab-stops/>
      </style:paragraph-properties>
      <style:text-properties style:use-window-font-color="true" style:font-name="Verdana3" fo:font-size="10pt" fo:letter-spacing="-0.009cm" fo:language="de" fo:country="DE" style:font-name-asian="Arial" style:font-size-asian="10pt" style:font-name-complex="Times New Roman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margin-top="0cm" fo:margin-bottom="0cm" style:contextual-spacing="false" fo:text-align="start" style:justify-single-word="false" fo:text-indent="-0.635cm" style:auto-text-indent="false"/>
      <style:text-properties style:font-name="Times New Roman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6pt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style:font-name="Verdana2"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2" fo:font-size="10pt" style:font-name-asian="Courier New2" style:font-size-asian="10pt" style:font-name-complex="Courier New2" style:font-size-complex="10pt"/>
    </style:style>
    <style:style style:name="Default" style:family="paragraph" style:parent-style-name="Standard">
      <style:paragraph-properties fo:text-align="start" style:justify-single-word="false" style:shadow="none" style:text-autospace="none"/>
      <style:text-properties fo:color="#000000" style:font-name="Calibri" fo:font-size="12pt" style:font-name-asian="Calibri" style:font-size-asian="12pt" style:font-name-complex="Calibri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Example" style:family="text">
      <style:text-properties style:font-name="Courier New2" style:font-name-asian="Courier New2" style:font-name-complex="Courier New2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letter-spacing="-0.009cm" style:language-complex="ar" style:country-complex="SA"/>
    </style:style>
    <style:style style:name="WW8Num78z0" style:family="text">
      <style:text-properties style:font-name="Symbol"/>
    </style:style>
    <style:style style:name="WW8Num78z1" style:family="text">
      <style:text-properties style:font-name="Courier New1"/>
    </style:style>
    <style:style style:name="WW8Num78z2" style:family="text">
      <style:text-properties style:font-name="Wingdings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1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1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55z1" style:family="text">
      <style:text-properties style:font-name="Courier New1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48z1" style:family="text">
      <style:text-properties style:font-name="Courier New1" fo:font-size="10pt" style:font-size-asian="10pt"/>
    </style:style>
    <style:style style:name="WW8Num48z2" style:family="text">
      <style:text-properties style:font-name="Wingdings" fo:font-size="10pt" style:font-size-asian="10pt"/>
    </style:style>
    <style:style style:name="WW8Num104z0" style:family="text">
      <style:text-properties style:font-name="Symbol" fo:font-size="10pt" style:font-size-asian="10pt"/>
    </style:style>
    <style:style style:name="WW8Num104z1" style:family="text">
      <style:text-properties style:font-name="Courier New1" fo:font-size="10pt" style:font-size-asian="10pt"/>
    </style:style>
    <style:style style:name="WW8Num104z2" style:family="text">
      <style:text-properties style:font-name="Wingdings" fo:font-size="10pt" style:font-size-asian="10pt"/>
    </style:style>
    <style:style style:name="luecke" style:family="text">
      <style:text-properties style:text-line-through-style="none" style:text-underline-style="solid" style:text-underline-width="auto" style:text-underline-color="font-color" fo:font-weight="bold" fo:background-color="transparen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urier New2" style:font-name-asian="Courier New2" style:font-name-complex="Courier New2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">c++11-biggest-changes</text:file-name><text:tab/>Arbeitsunterlage</text:p>
      </style:header>
      <style:footer>
        <text:p text:style-name="Footer">Informatik<text:tab/><text:tab/><text:page-number text:select-page="current">21</text:page-number>/<text:page-count>2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Linux_X86_64 LibreOffice_project/410m0$Build-4</meta:generator>
    <meta:creation-date>2013-07-09T22:29:47</meta:creation-date>
    <meta:editing-cycles>64</meta:editing-cycles>
    <meta:editing-duration>P4DT20H51M58S</meta:editing-duration>
    <meta:initial-creator>Anton Hofmann</meta:initial-creator>
    <dc:date>2015-04-16T14:01:25.753719920</dc:date>
    <dc:creator>hofmann </dc:creator>
    <meta:document-statistic meta:table-count="1" meta:image-count="0" meta:object-count="0" meta:page-count="21" meta:paragraph-count="630" meta:word-count="2940" meta:character-count="20978" meta:non-whitespace-character-count="18222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htl/ab/meineVorlagen/arbeitsunterlage.ott" meta:date="2013-07-09T22:29:43"/>
  </office:meta>
</office:document-meta>
</file>